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8.74pt"/>
    </style:style>
    <style:style style:name="co2" style:family="table-column">
      <style:table-column-properties fo:break-before="auto" style:column-width="277.51pt"/>
    </style:style>
    <style:style style:name="co3" style:family="table-column">
      <style:table-column-properties fo:break-before="auto" style:column-width="61.51pt"/>
    </style:style>
    <style:style style:name="co4" style:family="table-column">
      <style:table-column-properties fo:break-before="auto" style:column-width="75.74pt"/>
    </style:style>
    <style:style style:name="co5" style:family="table-column">
      <style:table-column-properties fo:break-before="auto" style:column-width="91.5pt"/>
    </style:style>
    <style:style style:name="co6" style:family="table-column">
      <style:table-column-properties fo:break-before="auto" style:column-width="83.99pt"/>
    </style:style>
    <style:style style:name="co7" style:family="table-column">
      <style:table-column-properties fo:break-before="auto" style:column-width="74.24pt"/>
    </style:style>
    <style:style style:name="co8" style:family="table-column">
      <style:table-column-properties fo:break-before="auto" style:column-width="361.5pt"/>
    </style:style>
    <style:style style:name="co9" style:family="table-column">
      <style:table-column-properties fo:break-before="auto" style:column-width="1182.76pt"/>
    </style:style>
    <style:style style:name="ro1" style:family="table-row">
      <style:table-row-properties style:row-height="12.76pt" fo:break-before="auto" style:use-optimal-row-height="true"/>
    </style:style>
    <style:style style:name="ro2" style:family="table-row">
      <style:table-row-properties style:row-height="18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49pt" fo:break-before="auto" style:use-optimal-row-height="true"/>
    </style:style>
    <style:style style:name="ro5" style:family="table-row">
      <style:table-row-properties style:row-height="13.4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1.7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fo:background-color="#d9d9d9" style:diagonal-bl-tr="none" style:diagonal-tl-br="none" style:text-align-source="fix" style:repeat-content="false" fo:wrap-option="wrap" fo:border="1.76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wrap" fo:border-left="1.76pt solid #000000" style:direction="ltr" fo:border-right="1.76pt solid #000000" style:rotation-angle="90" style:rotation-align="bottom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fo:background-color="#d9d9d9" style:diagonal-bl-tr="none" style:diagonal-tl-br="none" style:text-align-source="fix" style:repeat-content="false" fo:wrap-option="no-wrap" fo:border="1.76pt solid #000000" style:direction="ltr" style:rotation-angle="89" style:rotation-align="bottom" style:shrink-to-fit="false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89" style:rotation-align="bottom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fo:border-bottom="1.76pt solid #000000" fo:background-color="#d9d9d9" style:diagonal-bl-tr="none" style:diagonal-tl-br="none" style:text-align-source="fix" style:repeat-content="false" fo:wrap-option="no-wrap" fo:border-left="1.76pt solid #000000" style:direction="ltr" fo:border-right="1.76pt solid #000000" style:rotation-angle="89" style:rotation-align="bottom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1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style:diagonal-bl-tr="none" style:diagonal-tl-br="none" fo:border="none" style:rotation-align="none"/>
    </style:style>
    <style:style style:name="ce1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a6a6a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rotation-align="none"/>
      <style:text-properties fo:color="#a6a6a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</style:style>
    <style:style style:name="ce21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b05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>
      <style:table-cell-properties fo:border-bottom="none" style:diagonal-bl-tr="none" style:diagonal-tl-br="none" fo:border-left="none" fo:border-right="none" style:rotation-align="none" fo:border-top="1.76pt solid #000000"/>
      <style:text-properties fo:color="#00b05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none" style:rotation-align="none"/>
      <style:text-properties fo:color="#00b05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ackground-color="transparent" fo:border="none" style:rotation-align="none"/>
      <style:text-properties fo:color="#00b05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 style:rotation-align="none"/>
      <style:text-properties fo:color="#00b05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fo:color="#00b05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style:rotation-align="none"/>
      <style:text-properties fo:color="#00b05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>
      <style:table-cell-properties style:rotation-align="none"/>
      <style:text-properties fo:color="#00b05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1.76pt solid #000000"/>
    </style:style>
    <style:style style:name="ce32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fo:border-bottom="none" style:diagonal-bl-tr="none" style:diagonal-tl-br="none" fo:border-left="none" fo:border-right="1.76pt solid #000000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fo:border-left="none" fo:border-right="1.76pt solid #000000" style:rotation-align="none" fo:border-top="none"/>
    </style:style>
    <style:style style:name="ce36" style:family="table-cell" style:parent-style-name="Default" style:data-style-name="N100">
      <style:table-cell-properties fo:border-bottom="1.76pt solid #000000" style:diagonal-bl-tr="none" style:diagonal-tl-br="none" fo:border-left="none" fo:border-right="1.76pt solid #000000" style:rotation-align="none" fo:border-top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00">
      <style:table-cell-properties fo:border-bottom="none" style:diagonal-bl-tr="none" style:diagonal-tl-br="none" fo:border-left="none" fo:border-right="1.76pt solid #000000" style:rotation-align="none" fo:border-top="1.76pt solid #000000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font-style-complex="normal" style:font-name="Calibri" fo:font-weight="bold" style:text-underline-style="none" style:text-underline-color="font-color" style:text-line-through-type="none" fo:font-style="normal" style:text-outline="false" fo:text-shadow="none" style:text-position="0%" style:font-name-complex="Calibri" style:font-size-asian="10pt" style:font-size-complex="10pt" style:font-weight-asian="bold" style:font-weight-complex="bold" style:font-style-asian="normal" fo:font-size="10pt"/>
    </style:style>
    <style:style style:name="T2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name="Arial" fo:font-size="9.5pt" style:font-size-asian="9.5pt" style:font-size-complex="9.5pt"/>
    </style:style>
    <style:style style:name="T3" style:family="text">
      <style:text-properties fo:color="#00b050" style:font-name="Arial" fo:font-size="10pt" fo:font-weight="normal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3" table:number-columns-repeated="1013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table:number-columns-repeated="2"/>
          <table:table-cell table:style-name="ce19" office:value-type="string" calcext:value-type="string">
            <text:p>details1</text:p>
          </table:table-cell>
          <table:table-cell table:style-name="ce19" office:value-type="string" calcext:value-type="string">
            <text:p>details2</text:p>
          </table:table-cell>
          <table:table-cell table:style-name="ce19" office:value-type="string" calcext:value-type="string">
            <text:p>details3</text:p>
          </table:table-cell>
          <table:table-cell table:style-name="ce19" office:value-type="string" calcext:value-type="string">
            <text:p>quantity</text:p>
          </table:table-cell>
          <table:table-cell table:style-name="ce19" office:value-type="string" calcext:value-type="string">
            <text:p>unit price (<text:span text:style-name="T1">€</text:span><text:span text:style-name="T2">)</text:span></text:p>
          </table:table-cell>
          <table:table-cell table:style-name="ce19" office:value-type="string" calcext:value-type="string">
            <text:p>total* (€) <text:s text:c="9"/></text:p>
          </table:table-cell>
          <table:table-cell table:style-name="ce23" office:value-type="string" calcext:value-type="string">
            <text:p>total** (€)</text:p>
          </table:table-cell>
          <table:table-cell table:style-name="ce23" office:value-type="string" calcext:value-type="string">
            <text:p>Opportunity for substantially saving cost by sourcing elsewhere</text:p>
          </table:table-cell>
          <table:table-cell table:style-name="ce1" office:value-type="string" calcext:value-type="string">
            <text:p>*if mostly sourced from same supplier in Germany; <text:span text:style-name="T3">**if prepared to "shop around" and/or improvise</text:span></text:p>
          </table:table-cell>
          <table:table-cell table:style-name="ce1" table:number-columns-repeated="1013"/>
        </table:table-row>
        <table:table-row table:style-name="ro1">
          <table:table-cell table:style-name="ce2" office:value-type="string" calcext:value-type="string" table:number-columns-spanned="1" table:number-rows-spanned="25">
            <text:p>Essential. Arduino &amp; PCB only needed if <text:s text:c="2"/>modules to be added </text:p>
          </table:table-cell>
          <table:table-cell table:style-name="ce11" office:value-type="string" calcext:value-type="string">
            <text:p>Common</text:p>
          </table:table-cell>
          <table:table-cell table:style-name="ce20" table:number-columns-repeated="6"/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3">
          <table:covered-table-cell table:style-name="ce3"/>
          <table:table-cell table:style-name="ce12" office:value-type="string" calcext:value-type="string">
            <text:p>Barrel connector</text:p>
          </table:table-cell>
          <table:table-cell table:style-name="ce12"/>
          <table:table-cell table:style-name="ce12" office:value-type="string" calcext:value-type="string">
            <text:p>3A</text:p>
          </table:table-cell>
          <table:table-cell table:style-name="ce12" office:value-type="string" calcext:value-type="string">
            <text:p>2,1mm int pin 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47" calcext:value-type="float">
            <text:p>0.47</text:p>
          </table:table-cell>
          <table:table-cell table:style-name="ce12" table:formula="of:=[.F4]*[.G4]" office:value-type="float" office:value="0.47" calcext:value-type="float">
            <text:p>0.47</text:p>
          </table:table-cell>
          <table:table-cell table:style-name="ce25" table:formula="of:=[.H4]" office:value-type="float" office:value="0.47" calcext:value-type="float">
            <text:p>0.47</text:p>
          </table:table-cell>
          <table:table-cell table:style-name="ce25"/>
          <table:table-cell table:style-name="ce32" office:value-type="string" calcext:value-type="string">
            <text:p>https://www.aliexpress.com/item/10pcs-Breadboard-friendly-2-1mm-DC-Barrel-Jack/32818058518.html?spm=2114.search0104.3.9.u7jJKB&amp;ws_ab_test=searchweb0_0,searchweb201602_2_10152_10065_10151_10068_10193_10194_10308_10304_10137_10060_10302_10155_438_5360015_10154_10056_10055_10054_10059_100031_10099_10103_10102_10101_10052_10053_10142_10107_10050_10051_10084_10083_10080_10082_10081_10177_10110_10111_10112_10113_10114_10180_10182_10184_10078_10079_10073_10186,searchweb201603_13,ppcSwitch_3&amp;btsid=0ff88f26-13a5-4e65-a3af-78f153476043&amp;algo_expid=9cdf62f7-74ab-4eb6-b17d-ac915ad84171-1&amp;algo_pvid=9cdf62f7-74ab-4eb6-b17d-ac915ad84171</text:p>
          </table:table-cell>
          <table:table-cell table:number-columns-repeated="1013"/>
        </table:table-row>
        <table:table-row table:style-name="ro3">
          <table:covered-table-cell table:style-name="ce3"/>
          <table:table-cell table:style-name="ce12" office:value-type="string" calcext:value-type="string">
            <text:p>Power supply</text:p>
          </table:table-cell>
          <table:table-cell table:style-name="ce12" office:value-type="string" calcext:value-type="string">
            <text:p>12V</text:p>
          </table:table-cell>
          <table:table-cell table:style-name="ce12" office:value-type="string" calcext:value-type="string">
            <text:p>5A</text:p>
          </table:table-cell>
          <table:table-cell table:style-name="ce12" office:value-type="string" calcext:value-type="string">
            <text:p>2.1mm pi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8.65" calcext:value-type="float">
            <text:p>18.65</text:p>
          </table:table-cell>
          <table:table-cell table:style-name="ce12" table:formula="of:=[.F5]*[.G5]" office:value-type="float" office:value="18.65" calcext:value-type="float">
            <text:p>18.65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string" calcext:value-type="string">
            <text:p>can be sourced cheaper from overseas, or improvised from an old Laptop adapter (check power rating!)</text:p>
          </table:table-cell>
          <table:table-cell table:style-name="ce32" office:value-type="string" calcext:value-type="string">
            <text:p>https://www.aliexpress.com/item/1-PC-12-v5a-ac-100-v-to-100-v-converter-dc-12-v-adapter-5/32804289949.html?spm=2114.search0104.3.39.FDhG2y&amp;ws_ab_test=searchweb0_0,searchweb201602_2_10152_10065_10151_10068_10193_10194_10308_10304_10137_10060_10302_10155_438_10154_10056_10055_10054_10059_100031_10099_10103_10102_10101_10052_10053_10142_10107_10050_10051_10084_10083_10080_10082_10081_10177_10110_10111_10112_10113_10114_10180_10182_10184_10078_10079_10073_10186_5360020,searchweb201603_13,ppcSwitch_3&amp;btsid=915271f6-76e5-47ea-bef7-d7f2675b3398&amp;algo_expid=2d7be573-076a-4e80-a0eb-85ac312a95c7-5&amp;algo_pvid=2d7be573-076a-4e80-a0eb-85ac312a95c7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2" office:value-type="string" calcext:value-type="string">
            <text:p>Custom PCB</text:p>
          </table:table-cell>
          <table:table-cell table:style-name="ce12" office:value-type="string" calcext:value-type="string">
            <text:p>link points to main repository page. User should go to PCB/flypi_pcb_kicad/gerber to get the necessary files for production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[.F6]*[.G6]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Estimate - prices vary widely and drop substantially when ordering in bulk</text:p>
          </table:table-cell>
          <table:table-cell table:style-name="ce32" office:value-type="string" calcext:value-type="string">
            <text:p>https://github.com/amchagas/Flypi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2" office:value-type="string" calcext:value-type="string">
            <text:p>3D printed frame</text:p>
          </table:table-cell>
          <table:table-cell table:style-name="ce12" office:value-type="string" calcext:value-type="string">
            <text:p>link points to main repository page. User should go to 3D_print_files for the necessary production files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5" calcext:value-type="float">
            <text:p>5</text:p>
          </table:table-cell>
          <table:table-cell table:style-name="ce12" table:formula="of:=[.F7]*[.G7]" office:value-type="float" office:value="5" calcext:value-type="float">
            <text:p>5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Estimate, based on material cost. If a 3D print service is required (e.g. as no 3D printer is available), we estimate a minimum charge of 40 Euros.</text:p>
          </table:table-cell>
          <table:table-cell table:style-name="ce33" office:value-type="string" calcext:value-type="string">
            <text:p>https://github.com/amchagas/Flypi</text:p>
          </table:table-cell>
          <table:table-cell table:number-columns-repeated="1013"/>
        </table:table-row>
        <table:table-row table:style-name="ro3">
          <table:covered-table-cell table:style-name="ce3"/>
          <table:table-cell table:style-name="ce12" office:value-type="string" calcext:value-type="string">
            <text:p>Flat ribbon cable</text:p>
          </table:table-cell>
          <table:table-cell table:style-name="ce12" office:value-type="string" calcext:value-type="string">
            <text:p>10pin </text:p>
          </table:table-cell>
          <table:table-cell table:style-name="ce12" office:value-type="string" calcext:value-type="string">
            <text:p>3m colored</text:p>
          </table:table-cell>
          <table:table-cell table:style-name="ce12" office:value-type="string" calcext:value-type="string">
            <text:p>AWG-28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99" calcext:value-type="float">
            <text:p>1.99</text:p>
          </table:table-cell>
          <table:table-cell table:style-name="ce12" table:formula="of:=[.F8]*[.G8]" office:value-type="float" office:value="1.99" calcext:value-type="float">
            <text:p>1.99</text:p>
          </table:table-cell>
          <table:table-cell table:style-name="ce26" office:value-type="float" office:value="0" calcext:value-type="float">
            <text:p>0</text:p>
          </table:table-cell>
          <table:table-cell table:style-name="ce25" office:value-type="string" calcext:value-type="string">
            <text:p>This is "just" a cable supply - can be sourced from anywhere, e.g. from an old computer or printer</text:p>
          </table:table-cell>
          <table:table-cell table:style-name="ce32"/>
          <table:table-cell table:number-columns-repeated="1013"/>
        </table:table-row>
        <table:table-row table:style-name="ro3">
          <table:covered-table-cell table:style-name="ce3"/>
          <table:table-cell table:style-name="ce12" office:value-type="string" calcext:value-type="string">
            <text:p>Screws</text:p>
          </table:table-cell>
          <table:table-cell table:style-name="ce12" office:value-type="string" calcext:value-type="string">
            <text:p>M3</text:p>
          </table:table-cell>
          <table:table-cell table:style-name="ce12" office:value-type="string" calcext:value-type="string">
            <text:p>Head cap</text:p>
          </table:table-cell>
          <table:table-cell table:style-name="ce12" office:value-type="string" calcext:value-type="string">
            <text:p>12mm long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05" calcext:value-type="float">
            <text:p>0.05</text:p>
          </table:table-cell>
          <table:table-cell table:style-name="ce12" table:formula="of:=[.F9]*[.G9]" office:value-type="float" office:value="0.1" calcext:value-type="float">
            <text:p>0.1</text:p>
          </table:table-cell>
          <table:table-cell table:style-name="ce25" office:value-type="float" office:value="0.08" calcext:value-type="float">
            <text:p>0.08</text:p>
          </table:table-cell>
          <table:table-cell table:style-name="ce25"/>
          <table:table-cell table:style-name="ce34" office:value-type="string" calcext:value-type="string">
            <text:p>https://www.aliexpress.com/item/50Pcs-M3-Alloy-Steel-Screws-Hex-Socket-Round-Head-Cap-Black-Screw-Furniture-Fastener-Bolt-M3/32773255624.html?spm=2114.search0104.3.1.SUMM5S&amp;ws_ab_test=searchweb0_0,searchweb201602_2_10152_10065_10151_10068_10193_10194_10308_10304_10137_10060_10302_10155_438_10154_10056_10055_10054_10059_100031_10099_10103_10102_10101_10052_10053_10142_10107_10050_10051_10084_10083_10080_10082_10081_10177_10110_10111_10112_10113_10114_10180_10310_10182_10184_10078_10079_10073_10186_5360020,searchweb201603_1,ppcSwitch_3&amp;btsid=2986c3e8-1833-41a2-b304-87bccf6c5f26&amp;algo_expid=775e0cca-170a-4d0f-9206-a2a4fbf0a821-0&amp;algo_pvid=775e0cca-170a-4d0f-9206-a2a4fbf0a821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2" table:number-columns-repeated="6"/>
          <table:table-cell table:style-name="ce13"/>
          <table:table-cell table:style-name="ce27" table:number-columns-repeated="2"/>
          <table:table-cell table:style-name="ce35"/>
          <table:table-cell table:number-columns-repeated="1013"/>
        </table:table-row>
        <table:table-row table:style-name="ro1">
          <table:covered-table-cell table:style-name="ce3"/>
          <table:table-cell table:style-name="ce13" office:value-type="string" calcext:value-type="string">
            <text:p>Raspberry pi and cables</text:p>
          </table:table-cell>
          <table:table-cell table:style-name="ce12" table:number-columns-repeated="6"/>
          <table:table-cell table:style-name="ce25" table:number-columns-repeated="2"/>
          <table:table-cell table:style-name="ce35"/>
          <table:table-cell table:number-columns-repeated="1013"/>
        </table:table-row>
        <table:table-row table:style-name="ro3">
          <table:covered-table-cell table:style-name="ce3"/>
          <table:table-cell table:style-name="ce12" office:value-type="string" calcext:value-type="string">
            <text:p>Capacitor</text:p>
          </table:table-cell>
          <table:table-cell table:style-name="ce12" office:value-type="string" calcext:value-type="string">
            <text:p>16V</text:p>
          </table:table-cell>
          <table:table-cell table:style-name="ce12" office:value-type="string" calcext:value-type="string">
            <text:p>680µF</text:p>
          </table:table-cell>
          <table:table-cell table:style-name="ce12" office:value-type="string" calcext:value-type="string">
            <text:p>Electrolitic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43" calcext:value-type="float">
            <text:p>0.43</text:p>
          </table:table-cell>
          <table:table-cell table:style-name="ce12" table:formula="of:=[.F12]*[.G12]" office:value-type="float" office:value="0.43" calcext:value-type="float">
            <text:p>0.43</text:p>
          </table:table-cell>
          <table:table-cell table:style-name="ce25" office:value-type="float" office:value="0.08" calcext:value-type="float">
            <text:p>0.08</text:p>
          </table:table-cell>
          <table:table-cell table:style-name="ce25"/>
          <table:table-cell table:style-name="ce34" office:value-type="string" calcext:value-type="string">
            <text:p>https://www.aliexpress.com/item/20-pcs-Electrolytic-Capacitors-High-Frequency-16V-680UF/1814798466.html?spm=2114.search0104.3.1.Mcotza&amp;ws_ab_test=searchweb0_0,searchweb201602_2_10152_10065_10151_10068_10193_10194_10304_10137_10060_10302_10155_438_10154_10056_10055_10054_10059_100031_10099_10103_10102_10101_10052_10053_10142_10107_10050_10051_10084_10083_10080_10082_10081_10177_10110_10111_10112_10113_10114_10180_10182_10184_10078_10079_10073_10186_5360020_10189,searchweb201603_13,ppcSwitch_3&amp;btsid=d2fa7b05-9ad0-4204-aab3-68a60ea91af0&amp;algo_expid=f0ad7e2c-c537-4526-9afc-85897d198fe8-0&amp;algo_pvid=f0ad7e2c-c537-4526-9afc-85897d198fe8</text:p>
          </table:table-cell>
          <table:table-cell table:number-columns-repeated="1013"/>
        </table:table-row>
        <table:table-row table:style-name="ro3">
          <table:covered-table-cell table:style-name="ce3"/>
          <table:table-cell table:style-name="ce12" office:value-type="string" calcext:value-type="string">
            <text:p>Capacitor</text:p>
          </table:table-cell>
          <table:table-cell table:style-name="ce12" office:value-type="string" calcext:value-type="string">
            <text:p>16V</text:p>
          </table:table-cell>
          <table:table-cell table:style-name="ce12" office:value-type="string" calcext:value-type="string">
            <text:p>220µF</text:p>
          </table:table-cell>
          <table:table-cell table:style-name="ce12" office:value-type="string" calcext:value-type="string">
            <text:p>Electrolitic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08" calcext:value-type="float">
            <text:p>0.08</text:p>
          </table:table-cell>
          <table:table-cell table:style-name="ce12" table:formula="of:=[.F13]*[.G13]" office:value-type="float" office:value="0.08" calcext:value-type="float">
            <text:p>0.08</text:p>
          </table:table-cell>
          <table:table-cell table:style-name="ce25" table:formula="of:=[.H13]" office:value-type="float" office:value="0.08" calcext:value-type="float">
            <text:p>0.08</text:p>
          </table:table-cell>
          <table:table-cell table:style-name="ce25"/>
          <table:table-cell table:style-name="ce34" office:value-type="string" calcext:value-type="string">
            <text:p>https://www.aliexpress.com/item/10-pcs-Electrolytic-Capacitors-High-Frequency-16V-2200UF-10X25MM/1821586609.html?spm=2114.search0104.3.17.zNurir&amp;ws_ab_test=searchweb0_0,searchweb201602_2_10152_10065_10151_10068_10193_10194_10308_10304_10137_10060_10302_10155_5360017_438_10154_10056_10055_10054_10059_100031_10099_10103_10102_10101_10052_10053_10142_10107_10050_10051_10084_10083_10080_10082_10081_10177_10110_10111_10112_10113_10114_10180_10182_10184_10078_10079_10073_10186-10050,searchweb201603_13,ppcSwitch_3&amp;btsid=ef30f953-f129-455a-b027-2d39005948a4&amp;algo_expid=530a2688-3033-4bf1-a71e-0e7a811d6663-2&amp;algo_pvid=530a2688-3033-4bf1-a71e-0e7a811d6663</text:p>
          </table:table-cell>
          <table:table-cell table:number-columns-repeated="1013"/>
        </table:table-row>
        <table:table-row table:style-name="ro3">
          <table:covered-table-cell table:style-name="ce3"/>
          <table:table-cell table:style-name="ce12" office:value-type="string" calcext:value-type="string">
            <text:p>Diode</text:p>
          </table:table-cell>
          <table:table-cell table:style-name="ce12" office:value-type="string" calcext:value-type="string">
            <text:p>20-60V</text:p>
          </table:table-cell>
          <table:table-cell table:style-name="ce12" office:value-type="string" calcext:value-type="string">
            <text:p>3A</text:p>
          </table:table-cell>
          <table:table-cell table:style-name="ce12" office:value-type="string" calcext:value-type="string">
            <text:p>Schottky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8" calcext:value-type="float">
            <text:p>0.18</text:p>
          </table:table-cell>
          <table:table-cell table:style-name="ce12" table:formula="of:=[.F14]*[.G14]" office:value-type="float" office:value="0.18" calcext:value-type="float">
            <text:p>0.18</text:p>
          </table:table-cell>
          <table:table-cell table:style-name="ce25" office:value-type="float" office:value="0.03" calcext:value-type="float">
            <text:p>0.03</text:p>
          </table:table-cell>
          <table:table-cell table:style-name="ce25"/>
          <table:table-cell table:style-name="ce34" office:value-type="string" calcext:value-type="string">
            <text:p>https://www.aliexpress.com/item/10PCS-Lot-New-Original-1N5822-IN5822-Schottky-Diode-3A-40V-DIP-Wholesale-Electronic/32493170677.html?spm=2114.search0104.3.9.XafF9A&amp;ws_ab_test=searchweb0_0,searchweb201602_2_10152_10065_10151_10068_10193_10194_10308_10304_10137_10060_10302_10155_438_5360015_10154_10056_10055_10054_10059_100031_10099_10103_10102_10101_10052_10053_10142_10107_10050_10051_10084_10083_10080_10082_10081_10177_10110_10111_10112_10113_10114_10180_10182_10184_10078_10079_10073_10186,searchweb201603_13,ppcSwitch_3&amp;btsid=70f35943-6368-40d9-8d52-5beeafe4edf4&amp;algo_expid=ecca2923-c3b4-4391-9262-38f33f5602b8-1&amp;algo_pvid=ecca2923-c3b4-4391-9262-38f33f5602b8</text:p>
          </table:table-cell>
          <table:table-cell table:number-columns-repeated="1013"/>
        </table:table-row>
        <table:table-row table:style-name="ro3">
          <table:covered-table-cell table:style-name="ce3"/>
          <table:table-cell table:style-name="ce12" office:value-type="string" calcext:value-type="string">
            <text:p>Inductor</text:p>
          </table:table-cell>
          <table:table-cell table:style-name="ce12" office:value-type="string" calcext:value-type="string">
            <text:p>3.6A</text:p>
          </table:table-cell>
          <table:table-cell table:style-name="ce12" office:value-type="string" calcext:value-type="string">
            <text:p>33µH</text:p>
          </table:table-cell>
          <table:table-cell table:style-name="ce12" office:value-type="string" calcext:value-type="string">
            <text:p>Ferrit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table:formula="of:=[.F15]*[.G15]" office:value-type="float" office:value="0.6" calcext:value-type="float">
            <text:p>0.6</text:p>
          </table:table-cell>
          <table:table-cell table:style-name="ce25" office:value-type="float" office:value="0.29" calcext:value-type="float">
            <text:p>0.29</text:p>
          </table:table-cell>
          <table:table-cell table:style-name="ce25"/>
          <table:table-cell table:style-name="ce34" office:value-type="string" calcext:value-type="string">
            <text:p>https://www.aliexpress.com/item/Inductor-8-10mm-33UH-frequency-ferrite-330K-0-8Amp-10-PVC-Radial-Leaded-Power-inductor-New/32760358088.html?spm=2114.search0104.3.15.cCagMV&amp;ws_ab_test=searchweb0_0,searchweb201602_2_10152_10065_10151_10068_10193_10194_10308_10304_10137_10060_10302_10155_5360017_438_10154_10056_10055_10054_10059_100031_10099_10103_10102_10101_10052_10053_10142_10107_10050_10051_10084_10083_10080_10082_10081_10177_10110_10111_10112_10113_10114_10180_10182_10184_10078_10079_10073_10186,searchweb201603_13,ppcSwitch_3&amp;btsid=212660ae-abf8-4d73-b855-dc0f29a54bf4&amp;algo_expid=9923e584-e0f5-44ba-9688-3a16f21a9cf1-2&amp;algo_pvid=9923e584-e0f5-44ba-9688-3a16f21a9cf1</text:p>
          </table:table-cell>
          <table:table-cell table:number-columns-repeated="1013"/>
        </table:table-row>
        <table:table-row table:style-name="ro3">
          <table:covered-table-cell table:style-name="ce3"/>
          <table:table-cell table:style-name="ce12" office:value-type="string" calcext:value-type="string">
            <text:p>Screw terminal </text:p>
          </table:table-cell>
          <table:table-cell table:style-name="ce12" office:value-type="string" calcext:value-type="string">
            <text:p>2pin</text:p>
          </table:table-cell>
          <table:table-cell table:style-name="ce12" office:value-type="string" calcext:value-type="string">
            <text:p>6A</text:p>
          </table:table-cell>
          <table:table-cell table:style-name="ce12" office:value-type="string" calcext:value-type="string">
            <text:p>2.54mm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24" calcext:value-type="float">
            <text:p>0.24</text:p>
          </table:table-cell>
          <table:table-cell table:style-name="ce12" table:formula="of:=[.F16]*[.G16]" office:value-type="float" office:value="0.24" calcext:value-type="float">
            <text:p>0.24</text:p>
          </table:table-cell>
          <table:table-cell table:style-name="ce25" office:value-type="float" office:value="0.22" calcext:value-type="float">
            <text:p>0.22</text:p>
          </table:table-cell>
          <table:table-cell table:style-name="ce25"/>
          <table:table-cell table:style-name="ce34" office:value-type="string" calcext:value-type="string">
            <text:p>https://www.aliexpress.com/item/10pcs-2-Poles-2-Pin-2-54mm-PCB-Universal-Screw-Terminal-Block-Connector/32774484674.html?spm=2114.search0104.3.17.Oig9Vl&amp;ws_ab_test=searchweb0_0,searchweb201602_2_10152_10065_10151_10068_10193_10194_10304_10137_10060_10302_10155_438_10154_10056_10055_10054_10059_100031_10099_10103_10102_10101_10052_10053_10142_10107_10050_10051_10084_10083_10080_10082_10081_10177_10110_10111_10112_10113_10114_10180_10182_10184_10078_10079_10073_10186_5360020_10189-10050,searchweb201603_13,ppcSwitch_3&amp;btsid=46310505-2d51-489e-bb67-ede615e06320&amp;algo_expid=7969ed1b-026b-4477-860e-e33562127ce1-2&amp;algo_pvid=7969ed1b-026b-4477-860e-e33562127ce1</text:p>
          </table:table-cell>
          <table:table-cell table:number-columns-repeated="1013"/>
        </table:table-row>
        <table:table-row table:style-name="ro3">
          <table:covered-table-cell table:style-name="ce3"/>
          <table:table-cell table:style-name="ce12" office:value-type="string" calcext:value-type="string">
            <text:p>Switching volt reg (LM2596)</text:p>
          </table:table-cell>
          <table:table-cell table:style-name="ce12" office:value-type="string" calcext:value-type="string">
            <text:p>45V</text:p>
          </table:table-cell>
          <table:table-cell table:style-name="ce12" office:value-type="string" calcext:value-type="string">
            <text:p>3A</text:p>
          </table:table-cell>
          <table:table-cell table:style-name="ce12" office:value-type="string" calcext:value-type="string">
            <text:p>TO-220-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.8" calcext:value-type="float">
            <text:p>3.8</text:p>
          </table:table-cell>
          <table:table-cell table:style-name="ce12" table:formula="of:=[.F17]*[.G17]" office:value-type="float" office:value="3.8" calcext:value-type="float">
            <text:p>3.8</text:p>
          </table:table-cell>
          <table:table-cell table:style-name="ce25" office:value-type="float" office:value="0.23" calcext:value-type="float">
            <text:p>0.23</text:p>
          </table:table-cell>
          <table:table-cell table:style-name="ce25" office:value-type="string" calcext:value-type="string">
            <text:p>Can be sourced cheaper from overseas</text:p>
          </table:table-cell>
          <table:table-cell table:style-name="ce34" office:value-type="string" calcext:value-type="string">
            <text:p>https://www.aliexpress.com/item/LM2596T-5-0-LM2596-TO220-5pcs-lot/32457405052.html?spm=2114.search0104.3.59.T30gbc&amp;ws_ab_test=searchweb0_0,searchweb201602_2_10152_10065_10151_10068_10193_10194_10308_10304_10137_10060_10302_10155_438_10154_10056_10055_10054_10059_100031_10099_10103_10102_10101_10052_10053_10142_10107_10050_10051_10084_10083_10080_10082_10081_10177_10110_10111_10112_10113_10114_10180_10182_10184_10078_10079_10073_10186_5360020-10177,searchweb201603_13,ppcSwitch_3&amp;btsid=6ceca4e0-6d4e-495b-84ed-01c76a8fda22&amp;algo_expid=8f35b9f7-e9b3-4281-94e4-8e5ffe76435b-8&amp;algo_pvid=8f35b9f7-e9b3-4281-94e4-8e5ffe76435b</text:p>
          </table:table-cell>
          <table:table-cell table:number-columns-repeated="1013"/>
        </table:table-row>
        <table:table-row table:style-name="ro3">
          <table:covered-table-cell table:style-name="ce3"/>
          <table:table-cell table:style-name="ce12" office:value-type="string" calcext:value-type="string">
            <text:p>Raspberry pi 3</text:p>
          </table:table-cell>
          <table:table-cell table:style-name="ce12" office:value-type="string" calcext:value-type="string">
            <text:p>Pi 2 will also work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37.5" calcext:value-type="float">
            <text:p>37.5</text:p>
          </table:table-cell>
          <table:table-cell table:style-name="ce12" table:formula="of:=[.F18]*[.G18]" office:value-type="float" office:value="37.5" calcext:value-type="float">
            <text:p>37.5</text:p>
          </table:table-cell>
          <table:table-cell table:style-name="ce25" office:value-type="float" office:value="37.5" calcext:value-type="float">
            <text:p>37.5</text:p>
          </table:table-cell>
          <table:table-cell table:style-name="ce25" office:value-type="string" calcext:value-type="string">
            <text:p>Can be sourced slightly cheaper from overseas. Alternativelty the apporox half-priced RPi2 also works.</text:p>
          </table:table-cell>
          <table:table-cell table:style-name="ce34"/>
          <table:table-cell table:number-columns-repeated="1013"/>
        </table:table-row>
        <table:table-row table:style-name="ro3">
          <table:covered-table-cell table:style-name="ce3"/>
          <table:table-cell table:style-name="ce12" office:value-type="string" calcext:value-type="string">
            <text:p>PiCamera</text:p>
          </table:table-cell>
          <table:table-cell table:style-name="ce12" office:value-type="string" calcext:value-type="string">
            <text:p>V1 or V2 work</text:p>
          </table:table-cell>
          <table:table-cell table:style-name="ce12" office:value-type="string" calcext:value-type="string">
            <text:p>better if it already has the lens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18.99" calcext:value-type="float">
            <text:p>18.99</text:p>
          </table:table-cell>
          <table:table-cell table:style-name="ce12" table:formula="of:=[.F19]*[.G19]" office:value-type="float" office:value="18.99" calcext:value-type="float">
            <text:p>18.99</text:p>
          </table:table-cell>
          <table:table-cell table:style-name="ce25" office:value-type="float" office:value="10.4" calcext:value-type="float">
            <text:p>10.4</text:p>
          </table:table-cell>
          <table:table-cell table:style-name="ce25" office:value-type="string" calcext:value-type="string">
            <text:p>Can be sourced cheaper from overseas, or pieced together from individual components purchased individually</text:p>
          </table:table-cell>
          <table:table-cell table:style-name="ce34" office:value-type="string" calcext:value-type="string">
            <text:p>https://www.aliexpress.com/item/RPI-2-raspberry-pi-2-camera-Adjustable-Night-Vision-5-megapixel-OV5647-sensor-Camera-module-Support/32420453448.html?spm=2114.search0104.3.25.3VvlRs&amp;ws_ab_test=searchweb0_0,searchweb201602_2_10152_10065_10151_10068_10193_10194_10308_10304_10137_10060_10302_10155_438_5360015_10154_10056_10055_10054_10059_100031_10099_10103_10102_10101_10052_10053_10142_10107_10050_10051_10084_10083_10080_10082_10081_10177_10110_10111_10112_10113_10114_10180_10182_10184_10078_10079_10073_10186,searchweb201603_13,ppcSwitch_3&amp;btsid=38c909f5-a310-481c-89c5-d14c54fe4c51&amp;algo_expid=a8d7f3a7-617f-4f33-bcd6-63ae29f633a0-6&amp;algo_pvid=a8d7f3a7-617f-4f33-bcd6-63ae29f633a0</text:p>
          </table:table-cell>
          <table:table-cell table:number-columns-repeated="1013"/>
        </table:table-row>
        <table:table-row table:style-name="ro3">
          <table:covered-table-cell table:style-name="ce3"/>
          <table:table-cell table:style-name="ce12" office:value-type="string" calcext:value-type="string">
            <text:p>HDMI cable</text:p>
          </table:table-cell>
          <table:table-cell table:style-name="ce12" office:value-type="string" calcext:value-type="string">
            <text:p>0.5m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5" calcext:value-type="float">
            <text:p>1.55</text:p>
          </table:table-cell>
          <table:table-cell table:style-name="ce12" table:formula="of:=[.F20]*[.G20]" office:value-type="float" office:value="1.55" calcext:value-type="float">
            <text:p>1.55</text:p>
          </table:table-cell>
          <table:table-cell table:style-name="ce25" office:value-type="float" office:value="1.54" calcext:value-type="float">
            <text:p>1.54</text:p>
          </table:table-cell>
          <table:table-cell table:style-name="ce25"/>
          <table:table-cell table:style-name="ce34" office:value-type="string" calcext:value-type="string">
            <text:p>https://www.aliexpress.com/item/3FT-9FT-0-3M-1M-2M-3M-5M-7-5M10M-High-speed-Gold-Plated-Plug-Male/32708168897.html?spm=2114.search0104.3.1.ojxIyb&amp;ws_ab_test=searchweb0_0,searchweb201602_2_10152_10065_10151_10068_10193_10194_10304_10137_10060_10302_10155_438_10154_10056_10055_10054_10059_100031_10099_10103_10102_10101_10052_10053_10142_10107_10050_10051_10084_10083_10080_10082_10081_10177_10110_10111_10112_10113_10114_10180_10182_10184_10078_10079_10073_10186_5360020_10189,searchweb201603_13,ppcSwitch_3&amp;btsid=85d8097f-835c-40c8-aced-ad725faf6d9e&amp;algo_expid=7fc5fd05-3ff3-4c0d-87b9-61fd4660a636-0&amp;algo_pvid=7fc5fd05-3ff3-4c0d-87b9-61fd4660a636</text:p>
          </table:table-cell>
          <table:table-cell table:number-columns-repeated="1013"/>
        </table:table-row>
        <table:table-row table:style-name="ro3">
          <table:covered-table-cell table:style-name="ce3"/>
          <table:table-cell table:style-name="ce12" office:value-type="string" calcext:value-type="string">
            <text:p>USB cable</text:p>
          </table:table-cell>
          <table:table-cell table:style-name="ce12" office:value-type="string" calcext:value-type="string">
            <text:p>A to micro B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5" calcext:value-type="float">
            <text:p>1.5</text:p>
          </table:table-cell>
          <table:table-cell table:style-name="ce12" table:formula="of:=[.F21]*[.G21]" office:value-type="float" office:value="1.5" calcext:value-type="float">
            <text:p>1.5</text:p>
          </table:table-cell>
          <table:table-cell table:style-name="ce25" office:value-type="float" office:value="1.99" calcext:value-type="float">
            <text:p>1.99</text:p>
          </table:table-cell>
          <table:table-cell table:style-name="ce25"/>
          <table:table-cell table:style-name="ce34" office:value-type="string" calcext:value-type="string">
            <text:p>https://www.aliexpress.com/item/NEW-Universal-Purple-short-20cm-Flat-Cable-USB-A-Male-to-Micro-B-Male-USB-Data/32811218645.html?spm=2114.search0104.3.8.KS32Ai&amp;ws_ab_test=searchweb0_0,searchweb201602_2_10152_10065_10151_10068_10193_10194_10304_10137_10060_10302_10155_438_10154_10056_10055_10054_10059_100031_10099_10103_10102_10101_10052_10053_10142_10107_10050_10051_10084_10083_10080_10082_10081_10177_10110_10111_10112_10113_10114_10180_10182_10184_10078_10079_10073_10186_5360020_10189-10102,searchweb201603_13,ppcSwitch_3&amp;btsid=a93c44ea-679f-4e91-9182-01b247b3246d&amp;algo_expid=ad604986-3870-45dc-a8fb-bf5efecdc00f-1&amp;algo_pvid=ad604986-3870-45dc-a8fb-bf5efecdc00f</text:p>
          </table:table-cell>
          <table:table-cell table:number-columns-repeated="1013"/>
        </table:table-row>
        <table:table-row table:style-name="ro3">
          <table:covered-table-cell table:style-name="ce3"/>
          <table:table-cell table:style-name="ce12" office:value-type="string" calcext:value-type="string">
            <text:p>Screws</text:p>
          </table:table-cell>
          <table:table-cell table:style-name="ce12" office:value-type="string" calcext:value-type="string">
            <text:p>M3</text:p>
          </table:table-cell>
          <table:table-cell table:style-name="ce12" office:value-type="string" calcext:value-type="string">
            <text:p>Head cap</text:p>
          </table:table-cell>
          <table:table-cell table:style-name="ce12" office:value-type="string" calcext:value-type="string">
            <text:p>6-20mm long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0.05" calcext:value-type="float">
            <text:p>0.05</text:p>
          </table:table-cell>
          <table:table-cell table:style-name="ce12" table:formula="of:=[.F22]*[.G22]" office:value-type="float" office:value="1" calcext:value-type="float">
            <text:p>1</text:p>
          </table:table-cell>
          <table:table-cell table:style-name="ce25" table:formula="of:=[.H22]" office:value-type="float" office:value="1" calcext:value-type="float">
            <text:p>1</text:p>
          </table:table-cell>
          <table:table-cell table:style-name="ce25" office:value-type="string" calcext:value-type="string">
            <text:p>Approximate and depending on configuration - see Assembly Manual</text:p>
          </table:table-cell>
          <table:table-cell table:style-name="ce34"/>
          <table:table-cell table:number-columns-repeated="1013"/>
        </table:table-row>
        <table:table-row table:style-name="ro1">
          <table:covered-table-cell table:style-name="ce3"/>
          <table:table-cell table:style-name="ce12" table:number-columns-repeated="6"/>
          <table:table-cell table:style-name="ce13"/>
          <table:table-cell table:style-name="ce25"/>
          <table:table-cell table:style-name="ce27"/>
          <table:table-cell table:style-name="ce35"/>
          <table:table-cell table:number-columns-repeated="1013"/>
        </table:table-row>
        <table:table-row table:style-name="ro1">
          <table:covered-table-cell table:style-name="ce3"/>
          <table:table-cell table:style-name="ce13" office:value-type="string" calcext:value-type="string">
            <text:p>Arduino and cable</text:p>
          </table:table-cell>
          <table:table-cell table:style-name="ce12" table:number-columns-repeated="6"/>
          <table:table-cell table:style-name="ce25" table:number-columns-repeated="2"/>
          <table:table-cell table:style-name="ce34"/>
          <table:table-cell table:number-columns-repeated="1013"/>
        </table:table-row>
        <table:table-row table:style-name="ro3">
          <table:covered-table-cell table:style-name="ce3"/>
          <table:table-cell table:style-name="ce12" office:value-type="string" calcext:value-type="string">
            <text:p>Arduino Nano</text:p>
          </table:table-cell>
          <table:table-cell table:style-name="ce12" office:value-type="string" calcext:value-type="string">
            <text:p>Atmega328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2.9" calcext:value-type="float">
            <text:p>22.9</text:p>
          </table:table-cell>
          <table:table-cell table:style-name="ce12" table:formula="of:=[.F25]*[.G25]" office:value-type="float" office:value="22.9" calcext:value-type="float">
            <text:p>22.9</text:p>
          </table:table-cell>
          <table:table-cell table:style-name="ce25" office:value-type="float" office:value="1.98" calcext:value-type="float">
            <text:p>1.98</text:p>
          </table:table-cell>
          <table:table-cell table:style-name="ce25" office:value-type="string" calcext:value-type="string">
            <text:p>Can be sourced dramatically cheaper from overseas </text:p>
          </table:table-cell>
          <table:table-cell table:style-name="ce34" office:value-type="string" calcext:value-type="string">
            <text:p>https://www.aliexpress.com/item/Freeshipping-10PCS-Nano-3-0-controller-compatible-with-arduino-nano-CH340-USB-driver-NO-CABLE-NANO/32370018370.html?spm=2114.search0104.3.1.0nwSri&amp;ws_ab_test=searchweb0_0,searchweb201602_2_10152_10065_10151_10068_10193_10194_10308_10304_10137_10060_10302_10155_438_10154_10056_10055_10054_10059_100031_10099_10103_10102_10101_10052_10053_10142_10107_10050_10051_10084_10083_10080_10082_10081_10177_10110_10111_10112_10113_10114_10180_10182_10184_10078_10079_10073_10186_5360020,searchweb201603_13,ppcSwitch_3&amp;btsid=6281bd17-aede-4cf0-af16-a2c8aa6026e3&amp;algo_expid=619c94dc-7b1d-4deb-beff-4a0bd7ace081-3&amp;algo_pvid=619c94dc-7b1d-4deb-beff-4a0bd7ace081</text:p>
          </table:table-cell>
          <table:table-cell table:number-columns-repeated="1013"/>
        </table:table-row>
        <table:table-row table:style-name="ro3">
          <table:covered-table-cell table:style-name="ce3"/>
          <table:table-cell table:style-name="ce12" office:value-type="string" calcext:value-type="string">
            <text:p>socket terminal strip</text:p>
          </table:table-cell>
          <table:table-cell table:style-name="ce12" office:value-type="string" calcext:value-type="string">
            <text:p>20 pin</text:p>
          </table:table-cell>
          <table:table-cell table:style-name="ce12" office:value-type="string" calcext:value-type="string">
            <text:p>2.54 spacing</text:p>
          </table:table-cell>
          <table:table-cell table:style-name="ce12" office:value-type="string" calcext:value-type="string">
            <text:p>8.5mm height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27" calcext:value-type="float">
            <text:p>0.27</text:p>
          </table:table-cell>
          <table:table-cell table:style-name="ce12" table:formula="of:=[.F26]*[.G26]" office:value-type="float" office:value="0.54" calcext:value-type="float">
            <text:p>0.54</text:p>
          </table:table-cell>
          <table:table-cell table:style-name="ce25" office:value-type="float" office:value="0.11" calcext:value-type="float">
            <text:p>0.11</text:p>
          </table:table-cell>
          <table:table-cell table:style-name="ce25"/>
          <table:table-cell table:style-name="ce34" office:value-type="string" calcext:value-type="string">
            <text:p>https://www.aliexpress.com/item/Pitch-2-54mm-2-3-4-5-6-7-8-9-10-11-12-13-14/32787280922.html?spm=2114.10010108.1000014.9.qIV5rI&amp;traffic_analysisId=recommend_3035_null_null_null&amp;scm=1007.13338.80878.000000000000000&amp;pvid=0a94a4c2-fd22-4426-b37f-0ba13e005177&amp;tpp=1</text:p>
          </table:table-cell>
          <table:table-cell table:number-columns-repeated="1013"/>
        </table:table-row>
        <table:table-row table:style-name="ro3">
          <table:covered-table-cell table:style-name="ce4"/>
          <table:table-cell table:style-name="ce14" office:value-type="string" calcext:value-type="string">
            <text:p>USB cable</text:p>
          </table:table-cell>
          <table:table-cell table:style-name="ce14" office:value-type="string" calcext:value-type="string">
            <text:p>A to mini B</text:p>
          </table:table-cell>
          <table:table-cell table:style-name="ce14" office:value-type="string" calcext:value-type="string">
            <text:p>0.3m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.95" calcext:value-type="float">
            <text:p>1.95</text:p>
          </table:table-cell>
          <table:table-cell table:style-name="ce14" table:formula="of:=[.F27]*[.G27]" office:value-type="float" office:value="1.95" calcext:value-type="float">
            <text:p>1.95</text:p>
          </table:table-cell>
          <table:table-cell table:style-name="ce28" office:value-type="float" office:value="0.59" calcext:value-type="float">
            <text:p>0.59</text:p>
          </table:table-cell>
          <table:table-cell table:style-name="ce28"/>
          <table:table-cell table:style-name="ce36" office:value-type="string" calcext:value-type="string">
            <text:p>https://www.aliexpress.com/item/High-Quality-75cm-100cm-USB-2-0-A-male-to-MINI-B-V3-5-PIN-5P/32801510782.html?spm=2114.search0104.3.25.wtOAjW&amp;ws_ab_test=searchweb0_0,searchweb201602_2_10152_10065_10151_10068_10193_10194_10308_10304_10137_10060_10302_10155_438_10154_10056_10055_10054_10059_100031_10099_10103_10102_10101_10052_10053_10142_10107_10050_10051_10084_10083_10080_10082_10081_10177_10110_10111_10112_10113_10114_10180_10182_10184_10078_10079_10073_10186_5360020-10051,searchweb201603_13,ppcSwitch_3&amp;btsid=4a6abe52-9b86-4f21-a215-343d449e9900&amp;algo_expid=49933796-7a34-465b-b825-458d971c9918-3&amp;algo_pvid=49933796-7a34-465b-b825-458d971c9918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22" table:formula="of:=SUM([.H4:.H27])" office:value-type="float" office:value="122.47" calcext:value-type="float">
            <text:p>122.47</text:p>
          </table:table-cell>
          <table:table-cell table:style-name="ce29" table:formula="of:=SUM([.I4:.I27])" office:value-type="float" office:value="66.59" calcext:value-type="float">
            <text:p>66.59</text:p>
          </table:table-cell>
          <table:table-cell table:number-columns-repeated="1015"/>
        </table:table-row>
        <table:table-row table:style-name="ro4">
          <table:table-cell table:number-columns-repeated="8"/>
          <table:table-cell table:style-name="ce30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9">
            <text:p>recommended</text:p>
          </table:table-cell>
          <table:table-cell table:style-name="ce11" office:value-type="string" calcext:value-type="string">
            <text:p>LED Ring</text:p>
          </table:table-cell>
          <table:table-cell table:style-name="ce20" table:number-columns-repeated="6"/>
          <table:table-cell table:style-name="ce24" table:number-columns-repeated="2"/>
          <table:table-cell table:style-name="ce37"/>
          <table:table-cell table:number-columns-repeated="1013"/>
        </table:table-row>
        <table:table-row table:style-name="ro3">
          <table:covered-table-cell table:style-name="ce3"/>
          <table:table-cell table:style-name="ce12" office:value-type="string" calcext:value-type="string">
            <text:p>Adafruit neopixel ring </text:p>
          </table:table-cell>
          <table:table-cell table:style-name="ce12" office:value-type="string" calcext:value-type="string">
            <text:p>12 LEDs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6.71" calcext:value-type="float">
            <text:p>6.71</text:p>
          </table:table-cell>
          <table:table-cell table:style-name="ce12" table:formula="of:=[.F31]*[.G31]" office:value-type="float" office:value="6.71" calcext:value-type="float">
            <text:p>6.71</text:p>
          </table:table-cell>
          <table:table-cell table:style-name="ce25" office:value-type="float" office:value="1.6" calcext:value-type="float">
            <text:p>1.6</text:p>
          </table:table-cell>
          <table:table-cell table:style-name="ce25" office:value-type="string" calcext:value-type="string">
            <text:p>Can sometimes be sourced slightly cheaper from alternative suppliers</text:p>
          </table:table-cell>
          <table:table-cell table:style-name="ce34" office:value-type="string" calcext:value-type="string">
            <text:p>https://www.aliexpress.com/item/12-bits-RGB-LED-Ring-WS2812-5050-RGB-LED-development-board-for-Smart-home/32820201939.html?spm=2114.search0104.3.37.Qpnu5o&amp;ws_ab_test=searchweb0_0,searchweb201602_2_10152_10065_10151_10068_10193_10194_10308_10304_10137_10060_10302_10155_5360017_438_10154_10056_10055_10054_10059_100031_10099_9912_10103_10102_10101_10052_10053_10142_10107_10050_10051_10084_10083_10080_10082_10081_10177_10110_10111_10112_10113_10114_10180_10182_10184_10078_10079_10073_10186-9912,searchweb201603_13,ppcSwitch_3&amp;btsid=14f2f86b-2f65-4084-9367-46406239e117&amp;algo_expid=fb62982f-a9b0-4710-98f7-1bcba27a8584-5&amp;algo_pvid=fb62982f-a9b0-4710-98f7-1bcba27a8584</text:p>
          </table:table-cell>
          <table:table-cell table:number-columns-repeated="1013"/>
        </table:table-row>
        <table:table-row table:style-name="ro3">
          <table:covered-table-cell table:style-name="ce3"/>
          <table:table-cell table:style-name="ce12" office:value-type="string" calcext:value-type="string">
            <text:p>Screw terminal </text:p>
          </table:table-cell>
          <table:table-cell table:style-name="ce12" office:value-type="string" calcext:value-type="string">
            <text:p>3pin</text:p>
          </table:table-cell>
          <table:table-cell table:style-name="ce12" office:value-type="string" calcext:value-type="string">
            <text:p>6A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36" calcext:value-type="float">
            <text:p>0.36</text:p>
          </table:table-cell>
          <table:table-cell table:style-name="ce12" table:formula="of:=[.F32]*[.G32]" office:value-type="float" office:value="0.36" calcext:value-type="float">
            <text:p>0.36</text:p>
          </table:table-cell>
          <table:table-cell table:style-name="ce25" office:value-type="float" office:value="0.2" calcext:value-type="float">
            <text:p>0.2</text:p>
          </table:table-cell>
          <table:table-cell table:style-name="ce25"/>
          <table:table-cell table:style-name="ce34" office:value-type="string" calcext:value-type="string">
            <text:p>https://www.aliexpress.com/item/10pcs-3-Poles-3-Pin-2-54mm-PCB-Universal-Screw-Terminal-Block-Connector/32776711319.html?spm=2114.search0104.3.98.aMFMyq&amp;ws_ab_test=searchweb0_0,searchweb201602_2_10152_10065_10151_10068_10193_10194_10304_10137_10060_10302_10155_438_10154_10056_10055_10054_10059_100031_10099_10103_10102_10101_10052_10053_10142_10107_10050_10051_10084_10083_10080_10082_10081_10177_10110_10111_10112_10113_10114_10180_10182_10184_10078_10079_10073_10186_5360020_10189-10050_10152,searchweb201603_13,ppcSwitch_3&amp;btsid=c22ada24-daa4-4395-b48a-4bea5519d8a2&amp;algo_expid=99f6e316-6080-40f4-86ef-6580027f6787-12&amp;algo_pvid=99f6e316-6080-40f4-86ef-6580027f6787</text:p>
          </table:table-cell>
          <table:table-cell table:number-columns-repeated="1013"/>
        </table:table-row>
        <table:table-row table:style-name="ro3">
          <table:covered-table-cell table:style-name="ce3"/>
          <table:table-cell table:style-name="ce12" office:value-type="string" calcext:value-type="string">
            <text:p>Capacitor</text:p>
          </table:table-cell>
          <table:table-cell table:style-name="ce12" office:value-type="string" calcext:value-type="string">
            <text:p>16V</text:p>
          </table:table-cell>
          <table:table-cell table:style-name="ce12" office:value-type="string" calcext:value-type="string">
            <text:p>680µF</text:p>
          </table:table-cell>
          <table:table-cell table:style-name="ce12" office:value-type="string" calcext:value-type="string">
            <text:p>Electrolitic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43" calcext:value-type="float">
            <text:p>0.43</text:p>
          </table:table-cell>
          <table:table-cell table:style-name="ce12" table:formula="of:=[.F33]*[.G33]" office:value-type="float" office:value="0.43" calcext:value-type="float">
            <text:p>0.43</text:p>
          </table:table-cell>
          <table:table-cell table:style-name="ce25" office:value-type="float" office:value="0.08" calcext:value-type="float">
            <text:p>0.08</text:p>
          </table:table-cell>
          <table:table-cell table:style-name="ce25"/>
          <table:table-cell table:style-name="ce34" office:value-type="string" calcext:value-type="string">
            <text:p>https://www.aliexpress.com/item/20-pcs-Electrolytic-Capacitors-High-Frequency-16V-680UF/1814798466.html?spm=2114.search0104.3.1.Mcotza&amp;ws_ab_test=searchweb0_0,searchweb201602_2_10152_10065_10151_10068_10193_10194_10304_10137_10060_10302_10155_438_10154_10056_10055_10054_10059_100031_10099_10103_10102_10101_10052_10053_10142_10107_10050_10051_10084_10083_10080_10082_10081_10177_10110_10111_10112_10113_10114_10180_10182_10184_10078_10079_10073_10186_5360020_10189,searchweb201603_13,ppcSwitch_3&amp;btsid=d2fa7b05-9ad0-4204-aab3-68a60ea91af0&amp;algo_expid=f0ad7e2c-c537-4526-9afc-85897d198fe8-0&amp;algo_pvid=f0ad7e2c-c537-4526-9afc-85897d198fe8</text:p>
          </table:table-cell>
          <table:table-cell table:number-columns-repeated="1013"/>
        </table:table-row>
        <table:table-row table:style-name="ro3">
          <table:covered-table-cell table:style-name="ce3"/>
          <table:table-cell table:style-name="ce12" office:value-type="string" calcext:value-type="string">
            <text:p>Capacitor</text:p>
          </table:table-cell>
          <table:table-cell table:style-name="ce12" office:value-type="string" calcext:value-type="string">
            <text:p>16V</text:p>
          </table:table-cell>
          <table:table-cell table:style-name="ce12" office:value-type="string" calcext:value-type="string">
            <text:p>220µF</text:p>
          </table:table-cell>
          <table:table-cell table:style-name="ce12" office:value-type="string" calcext:value-type="string">
            <text:p>Electrolitic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08" calcext:value-type="float">
            <text:p>0.08</text:p>
          </table:table-cell>
          <table:table-cell table:style-name="ce12" table:formula="of:=[.F34]*[.G34]" office:value-type="float" office:value="0.08" calcext:value-type="float">
            <text:p>0.08</text:p>
          </table:table-cell>
          <table:table-cell table:style-name="ce25" table:formula="of:=[.H34]" office:value-type="float" office:value="0.08" calcext:value-type="float">
            <text:p>0.08</text:p>
          </table:table-cell>
          <table:table-cell table:style-name="ce25"/>
          <table:table-cell table:style-name="ce34" office:value-type="string" calcext:value-type="string">
            <text:p>https://www.aliexpress.com/item/10-pcs-Electrolytic-Capacitors-High-Frequency-16V-2200UF-10X25MM/1821586609.html?spm=2114.search0104.3.17.zNurir&amp;ws_ab_test=searchweb0_0,searchweb201602_2_10152_10065_10151_10068_10193_10194_10308_10304_10137_10060_10302_10155_5360017_438_10154_10056_10055_10054_10059_100031_10099_10103_10102_10101_10052_10053_10142_10107_10050_10051_10084_10083_10080_10082_10081_10177_10110_10111_10112_10113_10114_10180_10182_10184_10078_10079_10073_10186-10050,searchweb201603_13,ppcSwitch_3&amp;btsid=ef30f953-f129-455a-b027-2d39005948a4&amp;algo_expid=530a2688-3033-4bf1-a71e-0e7a811d6663-2&amp;algo_pvid=530a2688-3033-4bf1-a71e-0e7a811d6663</text:p>
          </table:table-cell>
          <table:table-cell table:number-columns-repeated="1013"/>
        </table:table-row>
        <table:table-row table:style-name="ro3">
          <table:covered-table-cell table:style-name="ce3"/>
          <table:table-cell table:style-name="ce12" office:value-type="string" calcext:value-type="string">
            <text:p>Diode</text:p>
          </table:table-cell>
          <table:table-cell table:style-name="ce12" office:value-type="string" calcext:value-type="string">
            <text:p>20-60V</text:p>
          </table:table-cell>
          <table:table-cell table:style-name="ce12" office:value-type="string" calcext:value-type="string">
            <text:p>3A</text:p>
          </table:table-cell>
          <table:table-cell table:style-name="ce12" office:value-type="string" calcext:value-type="string">
            <text:p>Schottky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8" calcext:value-type="float">
            <text:p>0.18</text:p>
          </table:table-cell>
          <table:table-cell table:style-name="ce12" table:formula="of:=[.F35]*[.G35]" office:value-type="float" office:value="0.18" calcext:value-type="float">
            <text:p>0.18</text:p>
          </table:table-cell>
          <table:table-cell table:style-name="ce25" office:value-type="float" office:value="0.03" calcext:value-type="float">
            <text:p>0.03</text:p>
          </table:table-cell>
          <table:table-cell table:style-name="ce25"/>
          <table:table-cell table:style-name="ce34" office:value-type="string" calcext:value-type="string">
            <text:p>https://www.aliexpress.com/item/10PCS-Lot-New-Original-1N5822-IN5822-Schottky-Diode-3A-40V-DIP-Wholesale-Electronic/32493170677.html?spm=2114.search0104.3.9.XafF9A&amp;ws_ab_test=searchweb0_0,searchweb201602_2_10152_10065_10151_10068_10193_10194_10308_10304_10137_10060_10302_10155_438_5360015_10154_10056_10055_10054_10059_100031_10099_10103_10102_10101_10052_10053_10142_10107_10050_10051_10084_10083_10080_10082_10081_10177_10110_10111_10112_10113_10114_10180_10182_10184_10078_10079_10073_10186,searchweb201603_13,ppcSwitch_3&amp;btsid=70f35943-6368-40d9-8d52-5beeafe4edf4&amp;algo_expid=ecca2923-c3b4-4391-9262-38f33f5602b8-1&amp;algo_pvid=ecca2923-c3b4-4391-9262-38f33f5602b8</text:p>
          </table:table-cell>
          <table:table-cell table:number-columns-repeated="1013"/>
        </table:table-row>
        <table:table-row table:style-name="ro3">
          <table:covered-table-cell table:style-name="ce3"/>
          <table:table-cell table:style-name="ce12" office:value-type="string" calcext:value-type="string">
            <text:p>Screws</text:p>
          </table:table-cell>
          <table:table-cell table:style-name="ce12" office:value-type="string" calcext:value-type="string">
            <text:p>M3</text:p>
          </table:table-cell>
          <table:table-cell table:style-name="ce12" office:value-type="string" calcext:value-type="string">
            <text:p>Head cap</text:p>
          </table:table-cell>
          <table:table-cell table:style-name="ce12" office:value-type="string" calcext:value-type="string">
            <text:p>6mm lo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05" calcext:value-type="float">
            <text:p>0.05</text:p>
          </table:table-cell>
          <table:table-cell table:style-name="ce12" table:formula="of:=[.F36]*[.G36]" office:value-type="float" office:value="0.05" calcext:value-type="float">
            <text:p>0.05</text:p>
          </table:table-cell>
          <table:table-cell table:style-name="ce25" office:value-type="float" office:value="0.03" calcext:value-type="float">
            <text:p>0.03</text:p>
          </table:table-cell>
          <table:table-cell table:style-name="ce25"/>
          <table:table-cell table:style-name="ce34" office:value-type="string" calcext:value-type="string">
            <text:p>https://www.aliexpress.com/item/50Pcs-M3-Alloy-Steel-Screws-Hex-Socket-Round-Head-Cap-Black-Screw-Furniture-Fastener-Bolt-M3/32773255624.html?spm=2114.search0104.3.1.SUMM5S&amp;ws_ab_test=searchweb0_0,searchweb201602_2_10152_10065_10151_10068_10193_10194_10308_10304_10137_10060_10302_10155_438_10154_10056_10055_10054_10059_100031_10099_10103_10102_10101_10052_10053_10142_10107_10050_10051_10084_10083_10080_10082_10081_10177_10110_10111_10112_10113_10114_10180_10310_10182_10184_10078_10079_10073_10186_5360020,searchweb201603_1,ppcSwitch_3&amp;btsid=2986c3e8-1833-41a2-b304-87bccf6c5f26&amp;algo_expid=775e0cca-170a-4d0f-9206-a2a4fbf0a821-0&amp;algo_pvid=775e0cca-170a-4d0f-9206-a2a4fbf0a821</text:p>
          </table:table-cell>
          <table:table-cell table:number-columns-repeated="1013"/>
        </table:table-row>
        <table:table-row table:style-name="ro3">
          <table:covered-table-cell table:style-name="ce3"/>
          <table:table-cell table:style-name="ce12" office:value-type="string" calcext:value-type="string">
            <text:p>Inductor</text:p>
          </table:table-cell>
          <table:table-cell table:style-name="ce12" office:value-type="string" calcext:value-type="string">
            <text:p>3.6A</text:p>
          </table:table-cell>
          <table:table-cell table:style-name="ce12" office:value-type="string" calcext:value-type="string">
            <text:p>33µH</text:p>
          </table:table-cell>
          <table:table-cell table:style-name="ce12" office:value-type="string" calcext:value-type="string">
            <text:p>Ferrit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table:formula="of:=[.F37]*[.G37]" office:value-type="float" office:value="0.6" calcext:value-type="float">
            <text:p>0.6</text:p>
          </table:table-cell>
          <table:table-cell table:style-name="ce25" office:value-type="float" office:value="0.29" calcext:value-type="float">
            <text:p>0.29</text:p>
          </table:table-cell>
          <table:table-cell table:style-name="ce25"/>
          <table:table-cell table:style-name="ce34" office:value-type="string" calcext:value-type="string">
            <text:p>https://www.aliexpress.com/item/Inductor-8-10mm-33UH-frequency-ferrite-330K-0-8Amp-10-PVC-Radial-Leaded-Power-inductor-New/32760358088.html?spm=2114.search0104.3.15.cCagMV&amp;ws_ab_test=searchweb0_0,searchweb201602_2_10152_10065_10151_10068_10193_10194_10308_10304_10137_10060_10302_10155_5360017_438_10154_10056_10055_10054_10059_100031_10099_10103_10102_10101_10052_10053_10142_10107_10050_10051_10084_10083_10080_10082_10081_10177_10110_10111_10112_10113_10114_10180_10182_10184_10078_10079_10073_10186,searchweb201603_13,ppcSwitch_3&amp;btsid=212660ae-abf8-4d73-b855-dc0f29a54bf4&amp;algo_expid=9923e584-e0f5-44ba-9688-3a16f21a9cf1-2&amp;algo_pvid=9923e584-e0f5-44ba-9688-3a16f21a9cf1</text:p>
          </table:table-cell>
          <table:table-cell table:number-columns-repeated="1013"/>
        </table:table-row>
        <table:table-row table:style-name="ro3">
          <table:covered-table-cell table:style-name="ce4"/>
          <table:table-cell table:style-name="ce14" office:value-type="string" calcext:value-type="string">
            <text:p>Switching volt reg (LM2596)</text:p>
          </table:table-cell>
          <table:table-cell table:style-name="ce14" office:value-type="string" calcext:value-type="string">
            <text:p>45V</text:p>
          </table:table-cell>
          <table:table-cell table:style-name="ce14" office:value-type="string" calcext:value-type="string">
            <text:p>3A</text:p>
          </table:table-cell>
          <table:table-cell table:style-name="ce14" office:value-type="string" calcext:value-type="string">
            <text:p>TO-220-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.8" calcext:value-type="float">
            <text:p>3.8</text:p>
          </table:table-cell>
          <table:table-cell table:style-name="ce14" table:formula="of:=[.F38]*[.G38]" office:value-type="float" office:value="3.8" calcext:value-type="float">
            <text:p>3.8</text:p>
          </table:table-cell>
          <table:table-cell table:style-name="ce28" office:value-type="float" office:value="0.23" calcext:value-type="float">
            <text:p>0.23</text:p>
          </table:table-cell>
          <table:table-cell table:style-name="ce28" office:value-type="string" calcext:value-type="string">
            <text:p>Can be sourced cheaper from overseas</text:p>
          </table:table-cell>
          <table:table-cell table:style-name="ce34" office:value-type="string" calcext:value-type="string">
            <text:p>https://www.aliexpress.com/item/LM2596T-5-0-LM2596-TO220-5pcs-lot/32457405052.html?spm=2114.search0104.3.59.T30gbc&amp;ws_ab_test=searchweb0_0,searchweb201602_2_10152_10065_10151_10068_10193_10194_10308_10304_10137_10060_10302_10155_438_10154_10056_10055_10054_10059_100031_10099_10103_10102_10101_10052_10053_10142_10107_10050_10051_10084_10083_10080_10082_10081_10177_10110_10111_10112_10113_10114_10180_10182_10184_10078_10079_10073_10186_5360020-10177,searchweb201603_13,ppcSwitch_3&amp;btsid=6ceca4e0-6d4e-495b-84ed-01c76a8fda22&amp;algo_expid=8f35b9f7-e9b3-4281-94e4-8e5ffe76435b-8&amp;algo_pvid=8f35b9f7-e9b3-4281-94e4-8e5ffe76435b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22" table:formula="of:=SUM([.H31:.H38])" office:value-type="float" office:value="12.21" calcext:value-type="float">
            <text:p>12.21</text:p>
          </table:table-cell>
          <table:table-cell table:style-name="ce29" table:formula="of:=SUM([.I31:.I38])" office:value-type="float" office:value="2.54" calcext:value-type="float">
            <text:p>2.54</text:p>
          </table:table-cell>
          <table:table-cell table:style-name="ce29"/>
          <table:table-cell table:number-columns-repeated="1014"/>
        </table:table-row>
        <table:table-row table:style-name="ro4">
          <table:table-cell table:number-columns-repeated="8"/>
          <table:table-cell table:style-name="ce30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4">
            <text:p>optional</text:p>
          </table:table-cell>
          <table:table-cell table:style-name="ce11" office:value-type="string" calcext:value-type="string">
            <text:p>LED Matrix (added to Ring power circuit)</text:p>
          </table:table-cell>
          <table:table-cell table:style-name="ce20" table:number-columns-repeated="6"/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3">
          <table:covered-table-cell table:style-name="ce3"/>
          <table:table-cell table:style-name="ce12" office:value-type="string" calcext:value-type="string">
            <text:p>Adafruit LED matrix</text:p>
          </table:table-cell>
          <table:table-cell table:style-name="ce12" office:value-type="string" calcext:value-type="string">
            <text:p>8X8</text:p>
          </table:table-cell>
          <table:table-cell table:style-name="ce12" office:value-type="string" calcext:value-type="string">
            <text:p>with backpack</text:p>
          </table:table-cell>
          <table:table-cell table:style-name="ce12" office:value-type="string" calcext:value-type="string">
            <text:p>blue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0.7" calcext:value-type="float">
            <text:p>10.7</text:p>
          </table:table-cell>
          <table:table-cell table:style-name="ce12" table:formula="of:=[.F42]*[.G42]" office:value-type="float" office:value="10.7" calcext:value-type="float">
            <text:p>10.7</text:p>
          </table:table-cell>
          <table:table-cell table:style-name="ce25" office:value-type="float" office:value="3.18" calcext:value-type="float">
            <text:p>3.18</text:p>
          </table:table-cell>
          <table:table-cell table:style-name="ce25" office:value-type="string" calcext:value-type="string">
            <text:p>Can sometimes be sourced slighty cheaper from alternative suppliers</text:p>
          </table:table-cell>
          <table:table-cell table:style-name="ce34" office:value-type="string" calcext:value-type="string">
            <text:p>https://www.aliexpress.com/item/2016-New-Keyestudio-I2C-8X8-LED-Matrix-HT16K33-Lattice-Module-Black/32687211979.html?spm=2114.search0104.3.1.e0hyri&amp;ws_ab_test=searchweb0_0,searchweb201602_2_10152_10065_10151_10068_10193_10194_10308_10304_10137_10060_10302_10155_438_10154_10056_10055_10054_10059_100031_10099_10103_10102_10101_10052_10053_10142_10107_10050_10051_10084_10083_10080_10082_10081_10177_10110_10111_10112_10113_10114_10180_10182_10184_10078_10079_10073_10186_5360020-10102,searchweb201603_13,ppcSwitch_3&amp;btsid=50e60ebd-c59e-4256-9432-8d2c7ebbaff3&amp;algo_expid=d72d59d6-4a0c-4847-8ac3-ab0ebcfd32d4-0&amp;algo_pvid=d72d59d6-4a0c-4847-8ac3-ab0ebcfd32d4</text:p>
          </table:table-cell>
          <table:table-cell table:number-columns-repeated="1013"/>
        </table:table-row>
        <table:table-row table:style-name="ro3">
          <table:covered-table-cell table:style-name="ce3"/>
          <table:table-cell table:style-name="ce12" office:value-type="string" calcext:value-type="string">
            <text:p>Screws</text:p>
          </table:table-cell>
          <table:table-cell table:style-name="ce12" office:value-type="string" calcext:value-type="string">
            <text:p>M3</text:p>
          </table:table-cell>
          <table:table-cell table:style-name="ce12" office:value-type="string" calcext:value-type="string">
            <text:p>Head cap</text:p>
          </table:table-cell>
          <table:table-cell table:style-name="ce12" office:value-type="string" calcext:value-type="string">
            <text:p>6mm lo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05" calcext:value-type="float">
            <text:p>0.05</text:p>
          </table:table-cell>
          <table:table-cell table:style-name="ce12" table:formula="of:=[.F43]*[.G43]" office:value-type="float" office:value="0.05" calcext:value-type="float">
            <text:p>0.05</text:p>
          </table:table-cell>
          <table:table-cell table:style-name="ce25" office:value-type="float" office:value="0.03" calcext:value-type="float">
            <text:p>0.03</text:p>
          </table:table-cell>
          <table:table-cell table:style-name="ce25"/>
          <table:table-cell table:style-name="ce34" office:value-type="string" calcext:value-type="string">
            <text:p>https://www.aliexpress.com/item/50Pcs-M3-Alloy-Steel-Screws-Hex-Socket-Round-Head-Cap-Black-Screw-Furniture-Fastener-Bolt-M3/32773255624.html?spm=2114.search0104.3.1.SUMM5S&amp;ws_ab_test=searchweb0_0,searchweb201602_2_10152_10065_10151_10068_10193_10194_10308_10304_10137_10060_10302_10155_438_10154_10056_10055_10054_10059_100031_10099_10103_10102_10101_10052_10053_10142_10107_10050_10051_10084_10083_10080_10082_10081_10177_10110_10111_10112_10113_10114_10180_10310_10182_10184_10078_10079_10073_10186_5360020,searchweb201603_1,ppcSwitch_3&amp;btsid=2986c3e8-1833-41a2-b304-87bccf6c5f26&amp;algo_expid=775e0cca-170a-4d0f-9206-a2a4fbf0a821-0&amp;algo_pvid=775e0cca-170a-4d0f-9206-a2a4fbf0a821</text:p>
          </table:table-cell>
          <table:table-cell table:number-columns-repeated="1013"/>
        </table:table-row>
        <table:table-row table:style-name="ro3">
          <table:covered-table-cell table:style-name="ce4"/>
          <table:table-cell table:style-name="ce14" office:value-type="string" calcext:value-type="string">
            <text:p>Screw terminal </text:p>
          </table:table-cell>
          <table:table-cell table:style-name="ce14" office:value-type="string" calcext:value-type="string">
            <text:p>2pin</text:p>
          </table:table-cell>
          <table:table-cell table:style-name="ce14" office:value-type="string" calcext:value-type="string">
            <text:p>6A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24" calcext:value-type="float">
            <text:p>0.24</text:p>
          </table:table-cell>
          <table:table-cell table:style-name="ce14" table:formula="of:=[.F44]*[.G44]" office:value-type="float" office:value="0.24" calcext:value-type="float">
            <text:p>0.24</text:p>
          </table:table-cell>
          <table:table-cell table:style-name="ce28" office:value-type="float" office:value="0.22" calcext:value-type="float">
            <text:p>0.22</text:p>
          </table:table-cell>
          <table:table-cell table:style-name="ce28"/>
          <table:table-cell table:style-name="ce34" office:value-type="string" calcext:value-type="string">
            <text:p>https://www.aliexpress.com/item/10pcs-2-Poles-2-Pin-2-54mm-PCB-Universal-Screw-Terminal-Block-Connector/32774484674.html?spm=2114.search0104.3.17.Oig9Vl&amp;ws_ab_test=searchweb0_0,searchweb201602_2_10152_10065_10151_10068_10193_10194_10304_10137_10060_10302_10155_438_10154_10056_10055_10054_10059_100031_10099_10103_10102_10101_10052_10053_10142_10107_10050_10051_10084_10083_10080_10082_10081_10177_10110_10111_10112_10113_10114_10180_10182_10184_10078_10079_10073_10186_5360020_10189-10050,searchweb201603_13,ppcSwitch_3&amp;btsid=46310505-2d51-489e-bb67-ede615e06320&amp;algo_expid=7969ed1b-026b-4477-860e-e33562127ce1-2&amp;algo_pvid=7969ed1b-026b-4477-860e-e33562127ce1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22" table:formula="of:=SUM([.H42:.H44])" office:value-type="float" office:value="10.99" calcext:value-type="float">
            <text:p>10.99</text:p>
          </table:table-cell>
          <table:table-cell table:style-name="ce29" table:formula="of:=SUM([.I42:.I44])" office:value-type="float" office:value="3.43" calcext:value-type="float">
            <text:p>3.43</text:p>
          </table:table-cell>
          <table:table-cell table:style-name="ce29"/>
          <table:table-cell table:number-columns-repeated="1014"/>
        </table:table-row>
        <table:table-row table:style-name="ro4">
          <table:table-cell table:number-columns-repeated="8"/>
          <table:table-cell table:style-name="ce30" table:number-columns-repeated="2"/>
          <table:table-cell table:number-columns-repeated="1014"/>
        </table:table-row>
        <table:table-row table:style-name="ro1">
          <table:table-cell table:style-name="ce5" office:value-type="string" calcext:value-type="string" table:number-columns-spanned="1" table:number-rows-spanned="16">
            <text:p>optional</text:p>
          </table:table-cell>
          <table:table-cell table:style-name="ce11" office:value-type="string" calcext:value-type="string">
            <text:p>Fluorescence module</text:p>
          </table:table-cell>
          <table:table-cell table:style-name="ce20" table:number-columns-repeated="6"/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3">
          <table:covered-table-cell table:style-name="ce6"/>
          <table:table-cell table:style-name="ce12" office:value-type="string" calcext:value-type="string">
            <text:p>LED(violet – High power)</text:p>
          </table:table-cell>
          <table:table-cell table:style-name="ce12" office:value-type="string" calcext:value-type="string">
            <text:p>3.9V</text:p>
          </table:table-cell>
          <table:table-cell table:style-name="ce12" office:value-type="string" calcext:value-type="string">
            <text:p>350mA</text:p>
          </table:table-cell>
          <table:table-cell table:style-name="ce12" office:value-type="string" calcext:value-type="string">
            <text:p>130m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.79" calcext:value-type="float">
            <text:p>8.79</text:p>
          </table:table-cell>
          <table:table-cell table:style-name="ce12" table:formula="of:=[.F48]*[.G48]" office:value-type="float" office:value="8.79" calcext:value-type="float">
            <text:p>8.79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string" calcext:value-type="string">
            <text:p>There are many UV LEDs available, many of which are substantially cheaper</text:p>
          </table:table-cell>
          <table:table-cell table:style-name="ce34" office:value-type="string" calcext:value-type="string">
            <text:p>https://www.aliexpress.com/item/100pcs-1W-3W-High-Power-white-warm-white-red-green-Blue-Royal-blue-660nm-LED-with/32773866977.html?spm=2114.search0104.8.3.oeDULZ</text:p>
          </table:table-cell>
          <table:table-cell table:number-columns-repeated="1013"/>
        </table:table-row>
        <table:table-row table:style-name="ro3">
          <table:covered-table-cell table:style-name="ce6"/>
          <table:table-cell table:style-name="ce15" office:value-type="string" calcext:value-type="string">
            <text:p>Reflective collimator</text:p>
          </table:table-cell>
          <table:table-cell table:style-name="ce12" office:value-type="string" calcext:value-type="string">
            <text:p>6° </text:p>
          </table:table-cell>
          <table:table-cell table:style-name="ce12" office:value-type="string" calcext:value-type="string">
            <text:p>17.5mm</text:p>
          </table:table-cell>
          <table:table-cell table:style-name="ce12" office:value-type="string" calcext:value-type="string">
            <text:p>CLP17CR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2.33" calcext:value-type="float">
            <text:p>2.33</text:p>
          </table:table-cell>
          <table:table-cell table:style-name="ce12" table:formula="of:=[.F49]*[.G49]" office:value-type="float" office:value="2.33" calcext:value-type="float">
            <text:p>2.33</text:p>
          </table:table-cell>
          <table:table-cell table:style-name="ce25" office:value-type="float" office:value="0.5" calcext:value-type="float">
            <text:p>0.5</text:p>
          </table:table-cell>
          <table:table-cell table:style-name="ce25" office:value-type="string" calcext:value-type="string">
            <text:p>helpful to focus the light, but not essential</text:p>
          </table:table-cell>
          <table:table-cell table:style-name="ce34" office:value-type="string" calcext:value-type="string">
            <text:p>https://www.aliexpress.com/item/20pcs-Black-White-30-45-60-Degree-XP-E-XP-G-XT-E-LED-LENS-Reflector/32214132743.html?spm=2114.search0104.3.309.nLIkSr&amp;ws_ab_test=searchweb0_0,searchweb201602_2_10152_10065_10151_10068_10193_10194_10308_10304_10137_10060_10302_10155_438_10154_10056_10055_10054_10059_100031_10099_10103_10102_10101_10052_10053_10142_10107_10050_10051_10084_10083_10080_10082_10081_10177_10110_10111_10112_10113_10114_10180_10182_10184_10078_10079_10073_10186_5360020,searchweb201603_13,ppcSwitch_3&amp;btsid=f46bd1d6-129e-4502-aab9-793e9ba60040&amp;algo_expid=74222cdd-922f-4e34-9ac7-b5a93d8eb8c0-40&amp;algo_pvid=74222cdd-922f-4e34-9ac7-b5a93d8eb8c0</text:p>
          </table:table-cell>
          <table:table-cell table:number-columns-repeated="1013"/>
        </table:table-row>
        <table:table-row table:style-name="ro3">
          <table:covered-table-cell table:style-name="ce6"/>
          <table:table-cell table:style-name="ce12" office:value-type="string" calcext:value-type="string">
            <text:p>Heat sink</text:p>
          </table:table-cell>
          <table:table-cell table:style-name="ce12" office:value-type="string" calcext:value-type="string">
            <text:p>36X36X12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1.15" calcext:value-type="float">
            <text:p>1.15</text:p>
          </table:table-cell>
          <table:table-cell table:style-name="ce12" table:formula="of:=[.F50]*[.G50]" office:value-type="float" office:value="1.15" calcext:value-type="float">
            <text:p>1.15</text:p>
          </table:table-cell>
          <table:table-cell table:style-name="ce25" table:formula="of:=[.H50]" office:value-type="float" office:value="1.15" calcext:value-type="float">
            <text:p>1.15</text:p>
          </table:table-cell>
          <table:table-cell table:style-name="ce25"/>
          <table:table-cell table:style-name="ce34" office:value-type="string" calcext:value-type="string">
            <text:p>https://www.aliexpress.com/item/Silver-Tone-Aluminum-Cooler-Radiator-Heat-Sink-Heatsink-40x40x20mm/32764361078.html?spm=2114.search0104.3.156.lYkb4w&amp;ws_ab_test=searchweb0_0,searchweb201602_2_10152_10065_10151_10068_10193_10194_10304_10137_10060_10302_10155_438_10154_10056_10055_10054_10059_100031_10099_10103_10102_10101_10052_10053_10142_10107_10050_10051_10084_10083_10080_10082_10081_10177_10110_10111_10112_10113_10114_10180_10182_10184_10078_10079_10073_10186_5360020_10189,searchweb201603_13,ppcSwitch_3&amp;btsid=e4c530c3-dd0e-4fb1-8699-6d390aa87213&amp;algo_expid=290a9c7b-bbd3-43be-b86a-a4492f20114d-22&amp;algo_pvid=290a9c7b-bbd3-43be-b86a-a4492f20114d</text:p>
          </table:table-cell>
          <table:table-cell table:number-columns-repeated="1013"/>
        </table:table-row>
        <table:table-row table:style-name="ro3">
          <table:covered-table-cell table:style-name="ce6"/>
          <table:table-cell table:style-name="ce12" office:value-type="string" calcext:value-type="string">
            <text:p>Resistor(High power)</text:p>
          </table:table-cell>
          <table:table-cell table:style-name="ce12" office:value-type="string" calcext:value-type="string">
            <text:p>11W</text:p>
          </table:table-cell>
          <table:table-cell table:style-name="ce12" office:value-type="string" calcext:value-type="string">
            <text:p>12Ohm</text:p>
          </table:table-cell>
          <table:table-cell table:style-name="ce12" office:value-type="string" calcext:value-type="string">
            <text:p>axial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65" calcext:value-type="float">
            <text:p>0.65</text:p>
          </table:table-cell>
          <table:table-cell table:style-name="ce12" table:formula="of:=[.F51]*[.G51]" office:value-type="float" office:value="0.65" calcext:value-type="float">
            <text:p>0.65</text:p>
          </table:table-cell>
          <table:table-cell table:style-name="ce25" table:number-columns-repeated="2"/>
          <table:table-cell table:style-name="ce34" office:value-type="string" calcext:value-type="string">
            <text:p><text:a xlink:href="https://www.reichelt.de/11-Watt-axial/11W-AXIAL-12/3/index.html?&amp;ACTION=3&amp;LA=2&amp;ARTICLE=1506&amp;GROUPID=3120&amp;artnr=11W+AXIAL+12%20?&amp;ACTION=3&amp;LA=2&amp;ARTICLE=1506&amp;GROUPID=3120&amp;artnr=11W+AXIAL+12" xlink:type="simple">https://www.reichelt.de/11-Watt-axial/11W-AXIAL-12/3/index.html?&amp;ACTION=3&amp;LA=2&amp;ARTICLE=1506&amp;GROUPID=3120&amp;artnr=11W+AXIAL+12 ?&amp;ACTION=3&amp;LA=2&amp;ARTICLE=1506&amp;GROUPID=3120&amp;artnr=11W+AXIAL+12</text:a></text:p>
          </table:table-cell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Excitation filter</text:p>
          </table:table-cell>
          <table:table-cell table:style-name="ce12" office:value-type="string" calcext:value-type="string">
            <text:p>Roscolux #381</text:p>
          </table:table-cell>
          <table:table-cell table:style-name="ce12" table:number-columns-repeated="2"/>
          <table:table-cell table:style-name="ce12" office:value-type="float" office:value="0.001" calcext:value-type="float">
            <text:p>0.001</text:p>
          </table:table-cell>
          <table:table-cell table:number-columns-repeated="2" table:style-name="ce12" office:value-type="float" office:value="10.2" calcext:value-type="float">
            <text:p>10.2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string" calcext:value-type="string">
            <text:p>A full roll of filter costs 10.2 Euro, but less than 0.1% is needed</text:p>
          </table:table-cell>
          <table:table-cell table:style-name="ce34" office:value-type="string" calcext:value-type="string">
            <text:p><text:a xlink:href="https://www.rosco.com/uk/german/filters/roscolux.cfm" xlink:type="simple">https://www.rosco.com/uk/german/filters/roscolux.cfm</text:a></text:p>
          </table:table-cell>
          <table:table-cell table:number-columns-repeated="1013"/>
        </table:table-row>
        <table:table-row table:style-name="ro1">
          <table:covered-table-cell table:style-name="ce6"/>
          <table:table-cell table:style-name="ce12" office:value-type="string" calcext:value-type="string">
            <text:p>Emission filter</text:p>
          </table:table-cell>
          <table:table-cell table:style-name="ce12" office:value-type="string" calcext:value-type="string">
            <text:p>Roscolux #12</text:p>
          </table:table-cell>
          <table:table-cell table:style-name="ce12" table:number-columns-repeated="2"/>
          <table:table-cell table:style-name="ce12" office:value-type="float" office:value="0.001" calcext:value-type="float">
            <text:p>0.001</text:p>
          </table:table-cell>
          <table:table-cell table:number-columns-repeated="2" table:style-name="ce12" office:value-type="float" office:value="10.2" calcext:value-type="float">
            <text:p>10.2</text:p>
          </table:table-cell>
          <table:table-cell table:style-name="ce25" office:value-type="float" office:value="0.1" calcext:value-type="float">
            <text:p>0.1</text:p>
          </table:table-cell>
          <table:table-cell table:style-name="ce25" office:value-type="string" calcext:value-type="string">
            <text:p>A full roll of filter costs 10.2 Euro, but less than 0.1% is needed</text:p>
          </table:table-cell>
          <table:table-cell table:style-name="ce34" office:value-type="string" calcext:value-type="string">
            <text:p><text:a xlink:href="https://www.rosco.com/uk/german/filters/roscolux.cfm" xlink:type="simple">https://www.rosco.com/uk/german/filters/roscolux.cfm</text:a></text:p>
          </table:table-cell>
          <table:table-cell table:number-columns-repeated="1013"/>
        </table:table-row>
        <table:table-row table:style-name="ro3">
          <table:covered-table-cell table:style-name="ce6"/>
          <table:table-cell table:style-name="ce12" office:value-type="string" calcext:value-type="string">
            <text:p>Screw terminal </text:p>
          </table:table-cell>
          <table:table-cell table:style-name="ce12" office:value-type="string" calcext:value-type="string">
            <text:p>2pin</text:p>
          </table:table-cell>
          <table:table-cell table:style-name="ce12" office:value-type="string" calcext:value-type="string">
            <text:p>6A</text:p>
          </table:table-cell>
          <table:table-cell table:style-name="ce1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24" calcext:value-type="float">
            <text:p>0.24</text:p>
          </table:table-cell>
          <table:table-cell table:style-name="ce12" table:formula="of:=[.F54]*[.G54]" office:value-type="float" office:value="0.48" calcext:value-type="float">
            <text:p>0.48</text:p>
          </table:table-cell>
          <table:table-cell table:style-name="ce25" office:value-type="float" office:value="0.44" calcext:value-type="float">
            <text:p>0.44</text:p>
          </table:table-cell>
          <table:table-cell table:style-name="ce25"/>
          <table:table-cell table:style-name="ce34" office:value-type="string" calcext:value-type="string">
            <text:p>https://www.aliexpress.com/item/10pcs-2-Poles-2-Pin-2-54mm-PCB-Universal-Screw-Terminal-Block-Connector/32774484674.html?spm=2114.search0104.3.17.Oig9Vl&amp;ws_ab_test=searchweb0_0,searchweb201602_2_10152_10065_10151_10068_10193_10194_10304_10137_10060_10302_10155_438_10154_10056_10055_10054_10059_100031_10099_10103_10102_10101_10052_10053_10142_10107_10050_10051_10084_10083_10080_10082_10081_10177_10110_10111_10112_10113_10114_10180_10182_10184_10078_10079_10073_10186_5360020_10189-10050,searchweb201603_13,ppcSwitch_3&amp;btsid=46310505-2d51-489e-bb67-ede615e06320&amp;algo_expid=7969ed1b-026b-4477-860e-e33562127ce1-2&amp;algo_pvid=7969ed1b-026b-4477-860e-e33562127ce1</text:p>
          </table:table-cell>
          <table:table-cell table:number-columns-repeated="1013"/>
        </table:table-row>
        <table:table-row table:style-name="ro3">
          <table:covered-table-cell table:style-name="ce6"/>
          <table:table-cell table:style-name="ce12" office:value-type="string" calcext:value-type="string">
            <text:p>Capacitor</text:p>
          </table:table-cell>
          <table:table-cell table:style-name="ce12" office:value-type="string" calcext:value-type="string">
            <text:p>16V</text:p>
          </table:table-cell>
          <table:table-cell table:style-name="ce12" office:value-type="string" calcext:value-type="string">
            <text:p>680µF</text:p>
          </table:table-cell>
          <table:table-cell table:style-name="ce12" office:value-type="string" calcext:value-type="string">
            <text:p>Electrolitic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43" calcext:value-type="float">
            <text:p>0.43</text:p>
          </table:table-cell>
          <table:table-cell table:style-name="ce12" table:formula="of:=[.F55]*[.G55]" office:value-type="float" office:value="0.43" calcext:value-type="float">
            <text:p>0.43</text:p>
          </table:table-cell>
          <table:table-cell table:style-name="ce25" office:value-type="float" office:value="0.08" calcext:value-type="float">
            <text:p>0.08</text:p>
          </table:table-cell>
          <table:table-cell table:style-name="ce25"/>
          <table:table-cell table:style-name="ce34" office:value-type="string" calcext:value-type="string">
            <text:p>https://www.aliexpress.com/item/20-pcs-Electrolytic-Capacitors-High-Frequency-16V-680UF/1814798466.html?spm=2114.search0104.3.1.Mcotza&amp;ws_ab_test=searchweb0_0,searchweb201602_2_10152_10065_10151_10068_10193_10194_10304_10137_10060_10302_10155_438_10154_10056_10055_10054_10059_100031_10099_10103_10102_10101_10052_10053_10142_10107_10050_10051_10084_10083_10080_10082_10081_10177_10110_10111_10112_10113_10114_10180_10182_10184_10078_10079_10073_10186_5360020_10189,searchweb201603_13,ppcSwitch_3&amp;btsid=d2fa7b05-9ad0-4204-aab3-68a60ea91af0&amp;algo_expid=f0ad7e2c-c537-4526-9afc-85897d198fe8-0&amp;algo_pvid=f0ad7e2c-c537-4526-9afc-85897d198fe8</text:p>
          </table:table-cell>
          <table:table-cell table:number-columns-repeated="1013"/>
        </table:table-row>
        <table:table-row table:style-name="ro3">
          <table:covered-table-cell table:style-name="ce6"/>
          <table:table-cell table:style-name="ce12" office:value-type="string" calcext:value-type="string">
            <text:p>Capacitor</text:p>
          </table:table-cell>
          <table:table-cell table:style-name="ce12" office:value-type="string" calcext:value-type="string">
            <text:p>16V</text:p>
          </table:table-cell>
          <table:table-cell table:style-name="ce12" office:value-type="string" calcext:value-type="string">
            <text:p>220µF</text:p>
          </table:table-cell>
          <table:table-cell table:style-name="ce12" office:value-type="string" calcext:value-type="string">
            <text:p>Electrolitic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08" calcext:value-type="float">
            <text:p>0.08</text:p>
          </table:table-cell>
          <table:table-cell table:style-name="ce12" table:formula="of:=[.F56]*[.G56]" office:value-type="float" office:value="0.08" calcext:value-type="float">
            <text:p>0.08</text:p>
          </table:table-cell>
          <table:table-cell table:style-name="ce25" table:formula="of:=[.H56]" office:value-type="float" office:value="0.08" calcext:value-type="float">
            <text:p>0.08</text:p>
          </table:table-cell>
          <table:table-cell table:style-name="ce25"/>
          <table:table-cell table:style-name="ce34" office:value-type="string" calcext:value-type="string">
            <text:p>https://www.aliexpress.com/item/10-pcs-Electrolytic-Capacitors-High-Frequency-16V-2200UF-10X25MM/1821586609.html?spm=2114.search0104.3.17.zNurir&amp;ws_ab_test=searchweb0_0,searchweb201602_2_10152_10065_10151_10068_10193_10194_10308_10304_10137_10060_10302_10155_5360017_438_10154_10056_10055_10054_10059_100031_10099_10103_10102_10101_10052_10053_10142_10107_10050_10051_10084_10083_10080_10082_10081_10177_10110_10111_10112_10113_10114_10180_10182_10184_10078_10079_10073_10186-10050,searchweb201603_13,ppcSwitch_3&amp;btsid=ef30f953-f129-455a-b027-2d39005948a4&amp;algo_expid=530a2688-3033-4bf1-a71e-0e7a811d6663-2&amp;algo_pvid=530a2688-3033-4bf1-a71e-0e7a811d6663</text:p>
          </table:table-cell>
          <table:table-cell table:number-columns-repeated="1013"/>
        </table:table-row>
        <table:table-row table:style-name="ro3">
          <table:covered-table-cell table:style-name="ce6"/>
          <table:table-cell table:style-name="ce12" office:value-type="string" calcext:value-type="string">
            <text:p>Diode</text:p>
          </table:table-cell>
          <table:table-cell table:style-name="ce12" office:value-type="string" calcext:value-type="string">
            <text:p>20-60V</text:p>
          </table:table-cell>
          <table:table-cell table:style-name="ce12" office:value-type="string" calcext:value-type="string">
            <text:p>3A</text:p>
          </table:table-cell>
          <table:table-cell table:style-name="ce12" office:value-type="string" calcext:value-type="string">
            <text:p>Schottky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8" calcext:value-type="float">
            <text:p>0.18</text:p>
          </table:table-cell>
          <table:table-cell table:style-name="ce12" table:formula="of:=[.F57]*[.G57]" office:value-type="float" office:value="0.18" calcext:value-type="float">
            <text:p>0.18</text:p>
          </table:table-cell>
          <table:table-cell table:style-name="ce25" office:value-type="float" office:value="0.03" calcext:value-type="float">
            <text:p>0.03</text:p>
          </table:table-cell>
          <table:table-cell table:style-name="ce25"/>
          <table:table-cell table:style-name="ce34" office:value-type="string" calcext:value-type="string">
            <text:p>https://www.aliexpress.com/item/10PCS-Lot-New-Original-1N5822-IN5822-Schottky-Diode-3A-40V-DIP-Wholesale-Electronic/32493170677.html?spm=2114.search0104.3.9.XafF9A&amp;ws_ab_test=searchweb0_0,searchweb201602_2_10152_10065_10151_10068_10193_10194_10308_10304_10137_10060_10302_10155_438_5360015_10154_10056_10055_10054_10059_100031_10099_10103_10102_10101_10052_10053_10142_10107_10050_10051_10084_10083_10080_10082_10081_10177_10110_10111_10112_10113_10114_10180_10182_10184_10078_10079_10073_10186,searchweb201603_13,ppcSwitch_3&amp;btsid=70f35943-6368-40d9-8d52-5beeafe4edf4&amp;algo_expid=ecca2923-c3b4-4391-9262-38f33f5602b8-1&amp;algo_pvid=ecca2923-c3b4-4391-9262-38f33f5602b8</text:p>
          </table:table-cell>
          <table:table-cell table:number-columns-repeated="1013"/>
        </table:table-row>
        <table:table-row table:style-name="ro3">
          <table:covered-table-cell table:style-name="ce6"/>
          <table:table-cell table:style-name="ce12" office:value-type="string" calcext:value-type="string">
            <text:p>Inductor</text:p>
          </table:table-cell>
          <table:table-cell table:style-name="ce12" office:value-type="string" calcext:value-type="string">
            <text:p>3.6A</text:p>
          </table:table-cell>
          <table:table-cell table:style-name="ce12" office:value-type="string" calcext:value-type="string">
            <text:p>33µH</text:p>
          </table:table-cell>
          <table:table-cell table:style-name="ce12" office:value-type="string" calcext:value-type="string">
            <text:p>Ferrit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6" calcext:value-type="float">
            <text:p>0.6</text:p>
          </table:table-cell>
          <table:table-cell table:style-name="ce12" table:formula="of:=[.F58]*[.G58]" office:value-type="float" office:value="0.6" calcext:value-type="float">
            <text:p>0.6</text:p>
          </table:table-cell>
          <table:table-cell table:style-name="ce25" office:value-type="float" office:value="0.29" calcext:value-type="float">
            <text:p>0.29</text:p>
          </table:table-cell>
          <table:table-cell table:style-name="ce25"/>
          <table:table-cell table:style-name="ce34" office:value-type="string" calcext:value-type="string">
            <text:p>https://www.aliexpress.com/item/Inductor-8-10mm-33UH-frequency-ferrite-330K-0-8Amp-10-PVC-Radial-Leaded-Power-inductor-New/32760358088.html?spm=2114.search0104.3.15.cCagMV&amp;ws_ab_test=searchweb0_0,searchweb201602_2_10152_10065_10151_10068_10193_10194_10308_10304_10137_10060_10302_10155_5360017_438_10154_10056_10055_10054_10059_100031_10099_10103_10102_10101_10052_10053_10142_10107_10050_10051_10084_10083_10080_10082_10081_10177_10110_10111_10112_10113_10114_10180_10182_10184_10078_10079_10073_10186,searchweb201603_13,ppcSwitch_3&amp;btsid=212660ae-abf8-4d73-b855-dc0f29a54bf4&amp;algo_expid=9923e584-e0f5-44ba-9688-3a16f21a9cf1-2&amp;algo_pvid=9923e584-e0f5-44ba-9688-3a16f21a9cf1</text:p>
          </table:table-cell>
          <table:table-cell table:number-columns-repeated="1013"/>
        </table:table-row>
        <table:table-row table:style-name="ro3">
          <table:covered-table-cell table:style-name="ce6"/>
          <table:table-cell table:style-name="ce12" office:value-type="string" calcext:value-type="string">
            <text:p>Switching volt reg (LM2596)</text:p>
          </table:table-cell>
          <table:table-cell table:style-name="ce12" office:value-type="string" calcext:value-type="string">
            <text:p>45V</text:p>
          </table:table-cell>
          <table:table-cell table:style-name="ce12" office:value-type="string" calcext:value-type="string">
            <text:p>3A</text:p>
          </table:table-cell>
          <table:table-cell table:style-name="ce12" office:value-type="string" calcext:value-type="string">
            <text:p>TO-220-5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3.8" calcext:value-type="float">
            <text:p>3.8</text:p>
          </table:table-cell>
          <table:table-cell table:style-name="ce12" table:formula="of:=[.F59]*[.G59]" office:value-type="float" office:value="3.8" calcext:value-type="float">
            <text:p>3.8</text:p>
          </table:table-cell>
          <table:table-cell table:style-name="ce25" office:value-type="float" office:value="0.23" calcext:value-type="float">
            <text:p>0.23</text:p>
          </table:table-cell>
          <table:table-cell table:style-name="ce25" office:value-type="string" calcext:value-type="string">
            <text:p>Can be sourced cheaper from overseas</text:p>
          </table:table-cell>
          <table:table-cell table:style-name="ce34" office:value-type="string" calcext:value-type="string">
            <text:p>https://www.aliexpress.com/item/LM2596T-5-0-LM2596-TO220-5pcs-lot/32457405052.html?spm=2114.search0104.3.59.T30gbc&amp;ws_ab_test=searchweb0_0,searchweb201602_2_10152_10065_10151_10068_10193_10194_10308_10304_10137_10060_10302_10155_438_10154_10056_10055_10054_10059_100031_10099_10103_10102_10101_10052_10053_10142_10107_10050_10051_10084_10083_10080_10082_10081_10177_10110_10111_10112_10113_10114_10180_10182_10184_10078_10079_10073_10186_5360020-10177,searchweb201603_13,ppcSwitch_3&amp;btsid=6ceca4e0-6d4e-495b-84ed-01c76a8fda22&amp;algo_expid=8f35b9f7-e9b3-4281-94e4-8e5ffe76435b-8&amp;algo_pvid=8f35b9f7-e9b3-4281-94e4-8e5ffe76435b</text:p>
          </table:table-cell>
          <table:table-cell table:number-columns-repeated="1013"/>
        </table:table-row>
        <table:table-row table:style-name="ro3">
          <table:covered-table-cell table:style-name="ce6"/>
          <table:table-cell table:style-name="ce12" office:value-type="string" calcext:value-type="string">
            <text:p>Screws</text:p>
          </table:table-cell>
          <table:table-cell table:style-name="ce12" office:value-type="string" calcext:value-type="string">
            <text:p>M3</text:p>
          </table:table-cell>
          <table:table-cell table:style-name="ce12" office:value-type="string" calcext:value-type="string">
            <text:p>Head cap</text:p>
          </table:table-cell>
          <table:table-cell table:style-name="ce12" office:value-type="string" calcext:value-type="string">
            <text:p>6mm lo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05" calcext:value-type="float">
            <text:p>0.05</text:p>
          </table:table-cell>
          <table:table-cell table:style-name="ce12" table:formula="of:=[.F60]*[.G60]" office:value-type="float" office:value="0.05" calcext:value-type="float">
            <text:p>0.05</text:p>
          </table:table-cell>
          <table:table-cell table:style-name="ce25" office:value-type="float" office:value="0.03" calcext:value-type="float">
            <text:p>0.03</text:p>
          </table:table-cell>
          <table:table-cell table:style-name="ce25"/>
          <table:table-cell table:style-name="ce34" office:value-type="string" calcext:value-type="string">
            <text:p>https://www.aliexpress.com/item/50Pcs-M3-Alloy-Steel-Screws-Hex-Socket-Round-Head-Cap-Black-Screw-Furniture-Fastener-Bolt-M3/32773255624.html?spm=2114.search0104.3.1.SUMM5S&amp;ws_ab_test=searchweb0_0,searchweb201602_2_10152_10065_10151_10068_10193_10194_10308_10304_10137_10060_10302_10155_438_10154_10056_10055_10054_10059_100031_10099_10103_10102_10101_10052_10053_10142_10107_10050_10051_10084_10083_10080_10082_10081_10177_10110_10111_10112_10113_10114_10180_10310_10182_10184_10078_10079_10073_10186_5360020,searchweb201603_1,ppcSwitch_3&amp;btsid=2986c3e8-1833-41a2-b304-87bccf6c5f26&amp;algo_expid=775e0cca-170a-4d0f-9206-a2a4fbf0a821-0&amp;algo_pvid=775e0cca-170a-4d0f-9206-a2a4fbf0a821</text:p>
          </table:table-cell>
          <table:table-cell table:number-columns-repeated="1013"/>
        </table:table-row>
        <table:table-row table:style-name="ro3">
          <table:covered-table-cell table:style-name="ce6"/>
          <table:table-cell table:style-name="ce12" office:value-type="string" calcext:value-type="string">
            <text:p>Resistor</text:p>
          </table:table-cell>
          <table:table-cell table:style-name="ce12" office:value-type="string" calcext:value-type="string">
            <text:p>1/4W</text:p>
          </table:table-cell>
          <table:table-cell table:style-name="ce12" office:value-type="string" calcext:value-type="string">
            <text:p>270Ohm</text:p>
          </table:table-cell>
          <table:table-cell table:style-name="ce12" office:value-type="string" calcext:value-type="string">
            <text:p>carbon film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1" calcext:value-type="float">
            <text:p>0.11</text:p>
          </table:table-cell>
          <table:table-cell table:style-name="ce12" table:formula="of:=[.F61]*[.G61]" office:value-type="float" office:value="0.11" calcext:value-type="float">
            <text:p>0.11</text:p>
          </table:table-cell>
          <table:table-cell table:style-name="ce25" office:value-type="float" office:value="0.01" calcext:value-type="float">
            <text:p>0.01</text:p>
          </table:table-cell>
          <table:table-cell table:style-name="ce25"/>
          <table:table-cell table:style-name="ce34" office:value-type="string" calcext:value-type="string">
            <text:p>https://www.aliexpress.com/item/100PCS-1-4W-270-ohm-resistor-1-ROHS1-4w-270R-ohm-Metal-Film-Resistors-0/32689112935.html?spm=2114.search0104.3.1.6BUaVe&amp;ws_ab_test=searchweb0_0,searchweb201602_2_10152_10065_10151_10068_10193_10194_10308_10304_10137_10060_10302_10155_438_10154_10056_10055_10054_10059_100031_10099_10103_10102_10101_10052_10053_10142_10107_10050_10051_10084_10083_10080_10082_10081_10177_10110_10111_10112_10113_10114_10180_10310_10182_10184_10078_10079_10073_10186_5360020,searchweb201603_1,ppcSwitch_3&amp;btsid=d073c29c-cf66-4810-88fb-2b2722582962&amp;algo_expid=1b835c1f-83ec-4d13-b215-740b5c3a0458-0&amp;algo_pvid=1b835c1f-83ec-4d13-b215-740b5c3a0458</text:p>
          </table:table-cell>
          <table:table-cell table:number-columns-repeated="1013"/>
        </table:table-row>
        <table:table-row table:style-name="ro3">
          <table:covered-table-cell table:style-name="ce7"/>
          <table:table-cell table:style-name="ce14" office:value-type="string" calcext:value-type="string">
            <text:p>Transisitor (BC368)</text:p>
          </table:table-cell>
          <table:table-cell table:style-name="ce14" office:value-type="string" calcext:value-type="string">
            <text:p>20V</text:p>
          </table:table-cell>
          <table:table-cell table:style-name="ce14" office:value-type="string" calcext:value-type="string">
            <text:p>1A</text:p>
          </table:table-cell>
          <table:table-cell table:style-name="ce14" office:value-type="string" calcext:value-type="string">
            <text:p>0.8W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0.08" calcext:value-type="float">
            <text:p>0.08</text:p>
          </table:table-cell>
          <table:table-cell table:style-name="ce14" table:formula="of:=[.F62]*[.G62]" office:value-type="float" office:value="0.24" calcext:value-type="float">
            <text:p>0.24</text:p>
          </table:table-cell>
          <table:table-cell table:style-name="ce28" office:value-type="float" office:value="0.02" calcext:value-type="float">
            <text:p>0.02</text:p>
          </table:table-cell>
          <table:table-cell table:style-name="ce28"/>
          <table:table-cell table:style-name="ce34" office:value-type="string" calcext:value-type="string">
            <text:p>https://www.aliexpress.com/item/100PCS-Transistor-BC639-1A-80V-NPN-transistor-TO-92-DIP/32430350812.html?spm=2114.search0104.3.52.Iurn3U&amp;ws_ab_test=searchweb0_0,searchweb201602_2_10152_10065_10151_10068_10193_10194_10308_10304_10137_10060_10302_10155_438_10154_10056_10055_10054_10059_100031_10099_10103_10102_10101_10052_10053_10142_10107_10050_10051_10084_10083_10080_10082_10081_10177_10110_10111_10112_10113_10114_10180_10310_10182_10184_10078_10079_10073_10186_5360020,searchweb201603_1,ppcSwitch_3&amp;btsid=272afe9f-0d88-4acb-aa47-c0ba6cbba515&amp;algo_expid=03daaa65-23e7-482c-a09e-0b2f7095e82f-7&amp;algo_pvid=03daaa65-23e7-482c-a09e-0b2f7095e82f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22" table:formula="of:=SUM([.H48:.H62])" office:value-type="float" office:value="39.29" calcext:value-type="float">
            <text:p>39.29</text:p>
          </table:table-cell>
          <table:table-cell table:style-name="ce29" table:formula="of:=SUM([.I48:.I62])" office:value-type="float" office:value="3.16" calcext:value-type="float">
            <text:p>3.16</text:p>
          </table:table-cell>
          <table:table-cell table:style-name="ce29"/>
          <table:table-cell table:number-columns-repeated="1014"/>
        </table:table-row>
        <table:table-row table:style-name="ro4">
          <table:table-cell table:number-columns-repeated="8"/>
          <table:table-cell table:style-name="ce30" table:number-columns-repeated="2"/>
          <table:table-cell table:number-columns-repeated="1014"/>
        </table:table-row>
        <table:table-row table:style-name="ro1">
          <table:table-cell table:style-name="ce2" office:value-type="string" calcext:value-type="string" table:number-columns-spanned="1" table:number-rows-spanned="4">
            <text:p>optional</text:p>
          </table:table-cell>
          <table:table-cell table:style-name="ce11" office:value-type="string" calcext:value-type="string">
            <text:p>Focus Servo (added to Fluorescence power circuit)</text:p>
          </table:table-cell>
          <table:table-cell table:style-name="ce20" table:number-columns-repeated="6"/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3">
          <table:covered-table-cell table:style-name="ce3"/>
          <table:table-cell table:style-name="ce12" office:value-type="string" calcext:value-type="string">
            <text:p>Screws</text:p>
          </table:table-cell>
          <table:table-cell table:style-name="ce12" office:value-type="string" calcext:value-type="string">
            <text:p>M3</text:p>
          </table:table-cell>
          <table:table-cell table:style-name="ce12" office:value-type="string" calcext:value-type="string">
            <text:p>Head cap</text:p>
          </table:table-cell>
          <table:table-cell table:style-name="ce12" office:value-type="string" calcext:value-type="string">
            <text:p>6mm long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05" calcext:value-type="float">
            <text:p>0.05</text:p>
          </table:table-cell>
          <table:table-cell table:style-name="ce12" table:formula="of:=[.F66]*[.G66]" office:value-type="float" office:value="0.05" calcext:value-type="float">
            <text:p>0.05</text:p>
          </table:table-cell>
          <table:table-cell table:style-name="ce25" office:value-type="float" office:value="0.03" calcext:value-type="float">
            <text:p>0.03</text:p>
          </table:table-cell>
          <table:table-cell table:style-name="ce25"/>
          <table:table-cell table:style-name="ce34" office:value-type="string" calcext:value-type="string">
            <text:p>https://www.aliexpress.com/item/50Pcs-M3-Alloy-Steel-Screws-Hex-Socket-Round-Head-Cap-Black-Screw-Furniture-Fastener-Bolt-M3/32773255624.html?spm=2114.search0104.3.1.SUMM5S&amp;ws_ab_test=searchweb0_0,searchweb201602_2_10152_10065_10151_10068_10193_10194_10308_10304_10137_10060_10302_10155_438_10154_10056_10055_10054_10059_100031_10099_10103_10102_10101_10052_10053_10142_10107_10050_10051_10084_10083_10080_10082_10081_10177_10110_10111_10112_10113_10114_10180_10310_10182_10184_10078_10079_10073_10186_5360020,searchweb201603_1,ppcSwitch_3&amp;btsid=2986c3e8-1833-41a2-b304-87bccf6c5f26&amp;algo_expid=775e0cca-170a-4d0f-9206-a2a4fbf0a821-0&amp;algo_pvid=775e0cca-170a-4d0f-9206-a2a4fbf0a821</text:p>
          </table:table-cell>
          <table:table-cell table:number-columns-repeated="1013"/>
        </table:table-row>
        <table:table-row table:style-name="ro3">
          <table:covered-table-cell table:style-name="ce3"/>
          <table:table-cell table:style-name="ce12" office:value-type="string" calcext:value-type="string">
            <text:p>Servo motor</text:p>
          </table:table-cell>
          <table:table-cell table:style-name="ce12" office:value-type="string" calcext:value-type="string">
            <text:p>5V</text:p>
          </table:table-cell>
          <table:table-cell table:style-name="ce12"/>
          <table:table-cell table:style-name="ce12" office:value-type="string" calcext:value-type="string">
            <text:p>cont. rotatio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6.99" calcext:value-type="float">
            <text:p>6.99</text:p>
          </table:table-cell>
          <table:table-cell table:style-name="ce12" table:formula="of:=[.F67]*[.G67]" office:value-type="float" office:value="6.99" calcext:value-type="float">
            <text:p>6.99</text:p>
          </table:table-cell>
          <table:table-cell table:style-name="ce25" office:value-type="float" office:value="3.8" calcext:value-type="float">
            <text:p>3.8</text:p>
          </table:table-cell>
          <table:table-cell table:style-name="ce25" office:value-type="string" calcext:value-type="string">
            <text:p>Can be sourced cheaper from alternative suppliers</text:p>
          </table:table-cell>
          <table:table-cell table:style-name="ce34" office:value-type="string" calcext:value-type="string">
            <text:p>https://www.aliexpress.com/item/RCmall-Feetech-FS90R-Servo-360-Degree-Continuous-Rotation-Micro-RC-Quadcopter-Servo-For-RC-Car-Boat/32783328217.html?spm=2114.search0104.3.9.BZkPOx&amp;ws_ab_test=searchweb0_0,searchweb201602_2_10152_10065_10151_10068_10193_10194_10308_10304_10137_10060_10302_10155_438_10154_10056_10055_10054_10059_100031_10099_10103_10102_10101_10052_10053_10142_10107_10050_10051_10084_10083_10080_10082_10081_10177_10110_10111_10112_10113_10114_10180_10310_10182_10184_10078_10079_10073_10186_5360020-10052_10102,searchweb201603_1,ppcSwitch_3&amp;btsid=9ca6ea88-c3a4-45eb-ba02-2c55716a58f8&amp;algo_expid=5b3e87d5-f26a-49f3-aea6-b8c5f1cf2dd5-1&amp;algo_pvid=5b3e87d5-f26a-49f3-aea6-b8c5f1cf2dd5</text:p>
          </table:table-cell>
          <table:table-cell table:number-columns-repeated="1013"/>
        </table:table-row>
        <table:table-row table:style-name="ro5">
          <table:covered-table-cell table:style-name="ce4"/>
          <table:table-cell table:style-name="ce14" office:value-type="string" calcext:value-type="string">
            <text:p>Screw terminal </text:p>
          </table:table-cell>
          <table:table-cell table:style-name="ce14" office:value-type="string" calcext:value-type="string">
            <text:p>3pin</text:p>
          </table:table-cell>
          <table:table-cell table:style-name="ce14" office:value-type="string" calcext:value-type="string">
            <text:p>6A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0.36" calcext:value-type="float">
            <text:p>0.36</text:p>
          </table:table-cell>
          <table:table-cell table:style-name="ce14" table:formula="of:=[.F68]*[.G68]" office:value-type="float" office:value="0.36" calcext:value-type="float">
            <text:p>0.36</text:p>
          </table:table-cell>
          <table:table-cell table:style-name="ce28" office:value-type="float" office:value="0.2" calcext:value-type="float">
            <text:p>0.2</text:p>
          </table:table-cell>
          <table:table-cell table:style-name="ce28"/>
          <table:table-cell table:style-name="ce34" office:value-type="string" calcext:value-type="string">
            <text:p>https://www.aliexpress.com/item/10pcs-3-Poles-3-Pin-2-54mm-PCB-Universal-Screw-Terminal-Block-Connector/32776711319.html?spm=2114.search0104.3.98.aMFMyq&amp;ws_ab_test=searchweb0_0,searchweb201602_2_10152_10065_10151_10068_10193_10194_10304_10137_10060_10302_10155_438_10154_10056_10055_10054_10059_100031_10099_10103_10102_10101_10052_10053_10142_10107_10050_10051_10084_10083_10080_10082_10081_10177_10110_10111_10112_10113_10114_10180_10182_10184_10078_10079_10073_10186_5360020_10189-10050_10152,searchweb201603_13,ppcSwitch_3&amp;btsid=c22ada24-daa4-4395-b48a-4bea5519d8a2&amp;algo_expid=99f6e316-6080-40f4-86ef-6580027f6787-12&amp;algo_pvid=99f6e316-6080-40f4-86ef-6580027f6787</text:p>
          </table:table-cell>
          <table:table-cell table:style-name="ce38" office:value-type="string" calcext:value-type="string">
            <text:p><text:a xlink:href="https://www.reichelt.de/11-Watt-axial/11W-AXIAL-12/3/index.html?&amp;ACTION=3&amp;LA=2&amp;ARTICLE=1506&amp;GROUPID=3120&amp;artnr=11W+AXIAL+12" xlink:type="simple"> or maybe this would work https://www.reichelt.de/11-Watt-axial/11W-AXIAL-12/3/index.html?&amp;ACTION=3&amp;LA=2&amp;ARTICLE=1506&amp;GROUPID=3120&amp;artnr=11W+AXIAL+12</text:a></text:p>
          </table:table-cell>
          <table:table-cell table:number-columns-repeated="1012"/>
        </table:table-row>
        <table:table-row table:style-name="ro1">
          <table:table-cell table:number-columns-repeated="7"/>
          <table:table-cell table:style-name="ce22" table:formula="of:=SUM([.H67:.H68])" office:value-type="float" office:value="7.35" calcext:value-type="float">
            <text:p>7.35</text:p>
          </table:table-cell>
          <table:table-cell table:style-name="ce29" table:formula="of:=SUM([.I67:.I68])" office:value-type="float" office:value="4" calcext:value-type="float">
            <text:p>4</text:p>
          </table:table-cell>
          <table:table-cell table:style-name="ce29"/>
          <table:table-cell table:number-columns-repeated="1014"/>
        </table:table-row>
        <table:table-row table:style-name="ro4">
          <table:table-cell table:number-columns-repeated="8"/>
          <table:table-cell table:style-name="ce30" table:number-columns-repeated="2"/>
          <table:table-cell table:number-columns-repeated="1014"/>
        </table:table-row>
        <table:table-row table:style-name="ro1">
          <table:table-cell table:style-name="ce8" office:value-type="string" calcext:value-type="string" table:number-columns-spanned="1" table:number-rows-spanned="14">
            <text:p>optional</text:p>
          </table:table-cell>
          <table:table-cell table:style-name="ce11" office:value-type="string" calcext:value-type="string">
            <text:p>Peltier module</text:p>
          </table:table-cell>
          <table:table-cell table:style-name="ce20" table:number-columns-repeated="6"/>
          <table:table-cell table:style-name="ce24" table:number-columns-repeated="2"/>
          <table:table-cell table:style-name="ce37"/>
          <table:table-cell table:number-columns-repeated="1013"/>
        </table:table-row>
        <table:table-row table:style-name="ro3">
          <table:covered-table-cell table:style-name="ce9"/>
          <table:table-cell table:style-name="ce12" office:value-type="string" calcext:value-type="string">
            <text:p>H-Bridge (L298N)</text:p>
          </table:table-cell>
          <table:table-cell table:style-name="ce12" office:value-type="string" calcext:value-type="string">
            <text:p>Multiwatt 15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2.4" calcext:value-type="float">
            <text:p>2.4</text:p>
          </table:table-cell>
          <table:table-cell table:style-name="ce12" table:formula="of:=[.F72]*[.G72]" office:value-type="float" office:value="2.4" calcext:value-type="float">
            <text:p>2.4</text:p>
          </table:table-cell>
          <table:table-cell table:style-name="ce25" office:value-type="float" office:value="0.93" calcext:value-type="float">
            <text:p>0.93</text:p>
          </table:table-cell>
          <table:table-cell table:style-name="ce25"/>
          <table:table-cell table:style-name="ce34" office:value-type="string" calcext:value-type="string">
            <text:p>https://www.aliexpress.com/item/5PCS-IC-L298-L298N-ZIP-15-IC-DRIVER-FULL-DUAL-15MULTIWATT-GOOD-QUANLITY/32649183724.html?spm=2114.search0104.3.17.Q5rLsI&amp;ws_ab_test=searchweb0_0,searchweb201602_2_10152_10065_10151_10068_10193_10194_10308_10304_10137_10060_10302_10155_438_10154_10056_10055_10054_10059_100031_10099_10103_10102_10101_10052_10053_10142_10107_10050_10051_10084_10083_10080_10082_10081_10177_10110_10111_10112_10113_10114_10180_10310_10182_10184_10078_10079_10073_10186_5360020,searchweb201603_1,ppcSwitch_3&amp;btsid=e33d78ee-9cf6-451f-9fea-31cb06b16cd4&amp;algo_expid=1ff7b8b5-164c-4fd2-8fa3-f15fc73d8bca-5&amp;algo_pvid=1ff7b8b5-164c-4fd2-8fa3-f15fc73d8bca</text:p>
          </table:table-cell>
          <table:table-cell table:number-columns-repeated="1013"/>
        </table:table-row>
        <table:table-row table:style-name="ro3">
          <table:covered-table-cell table:style-name="ce9"/>
          <table:table-cell table:style-name="ce12" office:value-type="string" calcext:value-type="string">
            <text:p>Fan</text:p>
          </table:table-cell>
          <table:table-cell table:style-name="ce12" office:value-type="string" calcext:value-type="string">
            <text:p>5V</text:p>
          </table:table-cell>
          <table:table-cell table:style-name="ce12" office:value-type="string" calcext:value-type="string">
            <text:p>40X40X20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office:value-type="float" office:value="7.5" calcext:value-type="float">
            <text:p>7.5</text:p>
          </table:table-cell>
          <table:table-cell table:style-name="ce12" table:formula="of:=[.F73]*[.G73]" office:value-type="float" office:value="7.5" calcext:value-type="float">
            <text:p>7.5</text:p>
          </table:table-cell>
          <table:table-cell table:style-name="ce25" office:value-type="float" office:value="2.13" calcext:value-type="float">
            <text:p>2.13</text:p>
          </table:table-cell>
          <table:table-cell table:style-name="ce25" office:value-type="string" calcext:value-type="string">
            <text:p>Can be sourced cheaper from different suppliers. Alternatively, any old CPU fan will work</text:p>
          </table:table-cell>
          <table:table-cell table:style-name="ce34" office:value-type="string" calcext:value-type="string">
            <text:p>https://www.aliexpress.com/item/4010-fan-2pins-40mm-40mmx40mmx10mm-4cm-graphics-card-fan-cooling-fan-DC-24V-24V-4010-2P/32705615199.html?spm=2114.search0104.3.2.ikw6Zk&amp;ws_ab_test=searchweb0_0,searchweb201602_2_10152_10065_10151_10068_10193_10194_10308_10304_10137_10060_10302_10155_438_10154_10056_10055_10054_10059_100031_10099_10103_10102_10101_10052_10053_10142_10107_10050_10051_10084_10083_10080_10082_10081_10177_10110_10111_10112_10113_10114_10180_10310_10182_10184_10078_10079_10073_10186_5360020-10051,searchweb201603_1,ppcSwitch_3&amp;btsid=8e61e566-b946-42ed-ae82-3d6325b3a70a&amp;algo_expid=fa296487-d6f2-4706-bfaa-928f17659936-0&amp;algo_pvid=fa296487-d6f2-4706-bfaa-928f17659936</text:p>
          </table:table-cell>
          <table:table-cell table:number-columns-repeated="1013"/>
        </table:table-row>
        <table:table-row table:style-name="ro3">
          <table:covered-table-cell table:style-name="ce9"/>
          <table:table-cell table:style-name="ce12" office:value-type="string" calcext:value-type="string">
            <text:p>Capacitor</text:p>
          </table:table-cell>
          <table:table-cell table:style-name="ce12" office:value-type="string" calcext:value-type="string">
            <text:p>100V</text:p>
          </table:table-cell>
          <table:table-cell table:style-name="ce12" office:value-type="string" calcext:value-type="string">
            <text:p>0.1µF</text:p>
          </table:table-cell>
          <table:table-cell table:style-name="ce12" office:value-type="string" calcext:value-type="string">
            <text:p>Electrolitic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0.04" calcext:value-type="float">
            <text:p>0.04</text:p>
          </table:table-cell>
          <table:table-cell table:style-name="ce12" table:formula="of:=[.F74]*[.G74]" office:value-type="float" office:value="0.08" calcext:value-type="float">
            <text:p>0.08</text:p>
          </table:table-cell>
          <table:table-cell table:style-name="ce25" office:value-type="float" office:value="0.03" calcext:value-type="float">
            <text:p>0.03</text:p>
          </table:table-cell>
          <table:table-cell table:style-name="ce25"/>
          <table:table-cell table:style-name="ce34" office:value-type="string" calcext:value-type="string">
            <text:p>https://www.aliexpress.com/item/50pcs-0-1uF-0-1-uF-104-50V-Mono-Monolithic-Capacitors/32816477062.html?spm=2114.search0104.3.26.wsvv2i&amp;ws_ab_test=searchweb0_0,searchweb201602_2_10152_10065_10151_10068_10193_10194_10308_10304_10137_10060_10302_10155_438_10154_10056_10055_10054_10059_100031_10099_10103_10102_10101_10052_10053_10142_10107_10050_10051_10084_10083_10080_10082_10081_10177_10110_10111_10112_10113_10114_10180_10310_10182_10184_10078_10079_10073_10186_5360020,searchweb201603_1,ppcSwitch_3&amp;btsid=68390cdc-ed3a-479e-9d2d-b08b0aa10398&amp;algo_expid=f0444103-b791-4623-ab51-0f94d3e350c3-3&amp;algo_pvid=f0444103-b791-4623-ab51-0f94d3e350c3</text:p>
          </table:table-cell>
          <table:table-cell table:number-columns-repeated="1013"/>
        </table:table-row>
        <table:table-row table:style-name="ro3">
          <table:covered-table-cell table:style-name="ce9"/>
          <table:table-cell table:style-name="ce12" office:value-type="string" calcext:value-type="string">
            <text:p>LED RGB</text:p>
          </table:table-cell>
          <table:table-cell table:style-name="ce12" office:value-type="string" calcext:value-type="string">
            <text:p>4V</text:p>
          </table:table-cell>
          <table:table-cell table:style-name="ce12" office:value-type="string" calcext:value-type="string">
            <text:p>20mA</text:p>
          </table:table-cell>
          <table:table-cell table:style-name="ce12" office:value-type="string" calcext:value-type="string">
            <text:p>4 pin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58" calcext:value-type="float">
            <text:p>0.58</text:p>
          </table:table-cell>
          <table:table-cell table:style-name="ce12" table:formula="of:=[.F75]*[.G75]" office:value-type="float" office:value="0.58" calcext:value-type="float">
            <text:p>0.58</text:p>
          </table:table-cell>
          <table:table-cell table:style-name="ce25" office:value-type="float" office:value="0.11" calcext:value-type="float">
            <text:p>0.11</text:p>
          </table:table-cell>
          <table:table-cell table:style-name="ce25"/>
          <table:table-cell table:style-name="ce34" office:value-type="string" calcext:value-type="string">
            <text:p>https://www.aliexpress.com/item/10pcs-lot-5mm-RGB-LED-Common-Cathode-4pin-Red-Green-Blue-LED-Round-Tricolor-LED-Light/32601543257.html?spm=2114.search0104.3.18.pWpXpO&amp;ws_ab_test=searchweb0_0,searchweb201602_2_10152_10065_10151_10068_10193_10194_10308_10304_10137_10060_10302_10155_438_10154_10056_10055_10054_10059_100031_10099_10103_10102_10101_10052_10053_10142_10107_10050_10051_10084_10083_10080_10082_10081_10177_10110_10111_10112_10113_10114_10180_10310_10182_10184_10078_10079_10073_10186_5360020,searchweb201603_1,ppcSwitch_3&amp;btsid=fc5d6fda-b772-4964-a22b-295821b70984&amp;algo_expid=f3b9e076-9d74-4050-a525-1bef48f9540e-2&amp;algo_pvid=f3b9e076-9d74-4050-a525-1bef48f9540e</text:p>
          </table:table-cell>
          <table:table-cell table:number-columns-repeated="1013"/>
        </table:table-row>
        <table:table-row table:style-name="ro3">
          <table:covered-table-cell table:style-name="ce9"/>
          <table:table-cell table:style-name="ce12" office:value-type="string" calcext:value-type="string">
            <text:p>Resistor</text:p>
          </table:table-cell>
          <table:table-cell table:style-name="ce12" office:value-type="string" calcext:value-type="string">
            <text:p>1/4W</text:p>
          </table:table-cell>
          <table:table-cell table:style-name="ce12" office:value-type="string" calcext:value-type="string">
            <text:p>220Ohm</text:p>
          </table:table-cell>
          <table:table-cell table:style-name="ce12" office:value-type="string" calcext:value-type="string">
            <text:p>carbon film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0.11" calcext:value-type="float">
            <text:p>0.11</text:p>
          </table:table-cell>
          <table:table-cell table:style-name="ce12" table:formula="of:=[.F76]*[.G76]" office:value-type="float" office:value="0.33" calcext:value-type="float">
            <text:p>0.33</text:p>
          </table:table-cell>
          <table:table-cell table:style-name="ce25" office:value-type="float" office:value="0.03" calcext:value-type="float">
            <text:p>0.03</text:p>
          </table:table-cell>
          <table:table-cell table:style-name="ce25"/>
          <table:table-cell table:style-name="ce34" office:value-type="string" calcext:value-type="string">
            <text:p>https://www.aliexpress.com/item/100PCS-LOT-1-4W-220-ohm-resistor-1-ROHS1-4w-220R-ohm-Metal-Film-Resistors/32689231347.html?spm=2114.search0104.3.2.enbSOD&amp;ws_ab_test=searchweb0_0,searchweb201602_2_10152_10065_10151_10068_10193_10194_10308_10304_10137_10060_10302_10155_438_10154_10056_10055_10054_10059_100031_10099_10103_10102_10101_10052_10053_10142_10107_10050_10051_10084_10083_10080_10082_10081_10177_10110_10111_10112_10113_10114_10180_10310_10182_10184_10078_10079_10073_10186_5360020-10050,searchweb201603_1,ppcSwitch_3&amp;btsid=09537667-e831-4980-96ca-15d8abfc3415&amp;algo_expid=9e95aacc-dfaa-4cf9-9732-9a9386a9cf09-0&amp;algo_pvid=9e95aacc-dfaa-4cf9-9732-9a9386a9cf09</text:p>
          </table:table-cell>
          <table:table-cell table:number-columns-repeated="1013"/>
        </table:table-row>
        <table:table-row table:style-name="ro3">
          <table:covered-table-cell table:style-name="ce9"/>
          <table:table-cell table:style-name="ce12" office:value-type="string" calcext:value-type="string">
            <text:p>Resistor</text:p>
          </table:table-cell>
          <table:table-cell table:style-name="ce12" office:value-type="string" calcext:value-type="string">
            <text:p>17W</text:p>
          </table:table-cell>
          <table:table-cell table:style-name="ce12" office:value-type="string" calcext:value-type="string">
            <text:p>1Ohm</text:p>
          </table:table-cell>
          <table:table-cell table:style-name="ce12" office:value-type="string" calcext:value-type="string">
            <text:p>Axial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97" calcext:value-type="float">
            <text:p>0.97</text:p>
          </table:table-cell>
          <table:table-cell table:style-name="ce12" table:formula="of:=[.F77]*[.G77]" office:value-type="float" office:value="0.97" calcext:value-type="float">
            <text:p>0.97</text:p>
          </table:table-cell>
          <table:table-cell table:style-name="ce25" office:value-type="float" office:value="0.79" calcext:value-type="float">
            <text:p>0.79</text:p>
          </table:table-cell>
          <table:table-cell table:style-name="ce25"/>
          <table:table-cell table:style-name="ce34" office:value-type="string" calcext:value-type="string">
            <text:p>https://www.aliexpress.com/item/High-Quality-10Pcs-1-ohm-R-1ohm-1R-20W-Cement-Ceramic-Power-Horizontal-Resistor-Resistance-Free/1923204405.html?spm=2114.search0104.3.15.u5AIa6&amp;ws_ab_test=searchweb0_0,searchweb201602_2_10152_10065_10151_10068_10193_10194_10308_10304_10137_10060_10302_10155_438_10154_10056_10055_10054_10059_100031_10099_10103_10102_10101_10052_10053_10142_10107_10050_10051_10084_10083_10080_10082_10081_10177_10110_10111_10112_10113_10114_10180_10310_10182_10184_10078_10079_10073_10186_5360020,searchweb201603_1,ppcSwitch_3&amp;btsid=df726be8-cb21-400c-9976-c3f2edef8abd&amp;algo_expid=c56987f0-e03d-4b45-8d5a-19797887f7be-2&amp;algo_pvid=c56987f0-e03d-4b45-8d5a-19797887f7be</text:p>
          </table:table-cell>
          <table:table-cell table:number-columns-repeated="1013"/>
        </table:table-row>
        <table:table-row table:style-name="ro3">
          <table:covered-table-cell table:style-name="ce9"/>
          <table:table-cell table:style-name="ce12" office:value-type="string" calcext:value-type="string">
            <text:p>Resistor</text:p>
          </table:table-cell>
          <table:table-cell table:style-name="ce12" office:value-type="string" calcext:value-type="string">
            <text:p>1/4W</text:p>
          </table:table-cell>
          <table:table-cell table:style-name="ce12" office:value-type="string" calcext:value-type="string">
            <text:p>270Ohm</text:p>
          </table:table-cell>
          <table:table-cell table:style-name="ce12" office:value-type="string" calcext:value-type="string">
            <text:p>carbon film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1" calcext:value-type="float">
            <text:p>0.11</text:p>
          </table:table-cell>
          <table:table-cell table:style-name="ce12" table:formula="of:=[.F78]*[.G78]" office:value-type="float" office:value="0.11" calcext:value-type="float">
            <text:p>0.11</text:p>
          </table:table-cell>
          <table:table-cell table:style-name="ce25" office:value-type="float" office:value="0.01" calcext:value-type="float">
            <text:p>0.01</text:p>
          </table:table-cell>
          <table:table-cell table:style-name="ce25"/>
          <table:table-cell table:style-name="ce34" office:value-type="string" calcext:value-type="string">
            <text:p>https://www.aliexpress.com/item/100PCS-1-4W-270-ohm-resistor-1-ROHS1-4w-270R-ohm-Metal-Film-Resistors-0/32689112935.html?spm=2114.search0104.3.1.6BUaVe&amp;ws_ab_test=searchweb0_0,searchweb201602_2_10152_10065_10151_10068_10193_10194_10308_10304_10137_10060_10302_10155_438_10154_10056_10055_10054_10059_100031_10099_10103_10102_10101_10052_10053_10142_10107_10050_10051_10084_10083_10080_10082_10081_10177_10110_10111_10112_10113_10114_10180_10310_10182_10184_10078_10079_10073_10186_5360020,searchweb201603_1,ppcSwitch_3&amp;btsid=d073c29c-cf66-4810-88fb-2b2722582962&amp;algo_expid=1b835c1f-83ec-4d13-b215-740b5c3a0458-0&amp;algo_pvid=1b835c1f-83ec-4d13-b215-740b5c3a0458</text:p>
          </table:table-cell>
          <table:table-cell table:number-columns-repeated="1013"/>
        </table:table-row>
        <table:table-row table:style-name="ro3">
          <table:covered-table-cell table:style-name="ce9"/>
          <table:table-cell table:style-name="ce12" office:value-type="string" calcext:value-type="string">
            <text:p>Resistor</text:p>
          </table:table-cell>
          <table:table-cell table:style-name="ce12" office:value-type="string" calcext:value-type="string">
            <text:p>1/4W</text:p>
          </table:table-cell>
          <table:table-cell table:style-name="ce12" office:value-type="string" calcext:value-type="string">
            <text:p>1kOhm</text:p>
          </table:table-cell>
          <table:table-cell table:style-name="ce12" office:value-type="string" calcext:value-type="string">
            <text:p>carbon film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11" calcext:value-type="float">
            <text:p>0.11</text:p>
          </table:table-cell>
          <table:table-cell table:style-name="ce12" table:formula="of:=[.F79]*[.G79]" office:value-type="float" office:value="0.11" calcext:value-type="float">
            <text:p>0.11</text:p>
          </table:table-cell>
          <table:table-cell table:style-name="ce25" office:value-type="float" office:value="0.01" calcext:value-type="float">
            <text:p>0.01</text:p>
          </table:table-cell>
          <table:table-cell table:style-name="ce25"/>
          <table:table-cell table:style-name="ce34" office:value-type="string" calcext:value-type="string">
            <text:p>https://www.aliexpress.com/item/1LOT-100PCS-Metal-Film-Axial-Resistors-1Kohm-1001-1-1-4W-1000ohm-0-25W-electronic-components/32526546113.html?spm=2114.search0104.3.25.4e4kaC&amp;ws_ab_test=searchweb0_0,searchweb201602_2_10152_10065_10151_10068_10193_10194_10308_10304_10137_10060_10302_10155_438_10154_10056_10055_10054_10059_100031_10099_10103_10102_10101_10052_10053_10142_10107_10050_10051_10084_10083_10080_10082_10081_10177_10110_10111_10112_10113_10114_10180_10310_10182_10184_10078_10079_10073_10186_5360020-10052,searchweb201603_1,ppcSwitch_3&amp;btsid=c4f03031-df50-4683-a760-f802474ab845&amp;algo_expid=b84fdc40-a76b-45e9-ad7d-99bcab3b5eb0-3&amp;algo_pvid=b84fdc40-a76b-45e9-ad7d-99bcab3b5eb0</text:p>
          </table:table-cell>
          <table:table-cell table:number-columns-repeated="1013"/>
        </table:table-row>
        <table:table-row table:style-name="ro3">
          <table:covered-table-cell table:style-name="ce9"/>
          <table:table-cell table:style-name="ce12" office:value-type="string" calcext:value-type="string">
            <text:p>Transisitor (BC368)</text:p>
          </table:table-cell>
          <table:table-cell table:style-name="ce12" office:value-type="string" calcext:value-type="string">
            <text:p>20V</text:p>
          </table:table-cell>
          <table:table-cell table:style-name="ce12" office:value-type="string" calcext:value-type="string">
            <text:p>1A</text:p>
          </table:table-cell>
          <table:table-cell table:style-name="ce12" office:value-type="string" calcext:value-type="string">
            <text:p>0.8W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.08" calcext:value-type="float">
            <text:p>0.08</text:p>
          </table:table-cell>
          <table:table-cell table:style-name="ce12" table:formula="of:=[.F80]*[.G80]" office:value-type="float" office:value="0.08" calcext:value-type="float">
            <text:p>0.08</text:p>
          </table:table-cell>
          <table:table-cell table:style-name="ce25" office:value-type="float" office:value="0.02" calcext:value-type="float">
            <text:p>0.02</text:p>
          </table:table-cell>
          <table:table-cell table:style-name="ce25"/>
          <table:table-cell table:style-name="ce34" office:value-type="string" calcext:value-type="string">
            <text:p>https://www.aliexpress.com/item/100PCS-Transistor-BC639-1A-80V-NPN-transistor-TO-92-DIP/32430350812.html?spm=2114.search0104.3.52.Iurn3U&amp;ws_ab_test=searchweb0_0,searchweb201602_2_10152_10065_10151_10068_10193_10194_10308_10304_10137_10060_10302_10155_438_10154_10056_10055_10054_10059_100031_10099_10103_10102_10101_10052_10053_10142_10107_10050_10051_10084_10083_10080_10082_10081_10177_10110_10111_10112_10113_10114_10180_10310_10182_10184_10078_10079_10073_10186_5360020,searchweb201603_1,ppcSwitch_3&amp;btsid=272afe9f-0d88-4acb-aa47-c0ba6cbba515&amp;algo_expid=03daaa65-23e7-482c-a09e-0b2f7095e82f-7&amp;algo_pvid=03daaa65-23e7-482c-a09e-0b2f7095e82f</text:p>
          </table:table-cell>
          <table:table-cell table:number-columns-repeated="1013"/>
        </table:table-row>
        <table:table-row table:style-name="ro3">
          <table:covered-table-cell table:style-name="ce9"/>
          <table:table-cell table:style-name="ce12" office:value-type="string" calcext:value-type="string">
            <text:p>Peltier element</text:p>
          </table:table-cell>
          <table:table-cell table:style-name="ce12" office:value-type="string" calcext:value-type="string">
            <text:p>15.4V</text:p>
          </table:table-cell>
          <table:table-cell table:style-name="ce12" office:value-type="string" calcext:value-type="string">
            <text:p>6A</text:p>
          </table:table-cell>
          <table:table-cell table:style-name="ce12" office:value-type="string" calcext:value-type="string">
            <text:p>40X40X4.1mm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17.1" calcext:value-type="float">
            <text:p>17.1</text:p>
          </table:table-cell>
          <table:table-cell table:style-name="ce12" table:formula="of:=[.F81]*[.G81]" office:value-type="float" office:value="17.1" calcext:value-type="float">
            <text:p>17.1</text:p>
          </table:table-cell>
          <table:table-cell table:style-name="ce25" office:value-type="float" office:value="1.98" calcext:value-type="float">
            <text:p>1.98</text:p>
          </table:table-cell>
          <table:table-cell table:style-name="ce25" office:value-type="string" calcext:value-type="string">
            <text:p>Can be sourced substantially cheaper from different suppliers</text:p>
          </table:table-cell>
          <table:table-cell table:style-name="ce34" office:value-type="string" calcext:value-type="string">
            <text:p>https://www.aliexpress.com/item/Free-shipping-5pcs-lot-TEC1-12705-Thermoelectric-Cooler-Peltier-12705-12V-5A-Cells-TEC12705-Peltier-Elemente/32275121350.html?spm=2114.search0104.3.9.9Wx8Wt&amp;ws_ab_test=searchweb0_0,searchweb201602_2_10152_10065_10151_10068_10193_10194_10308_10304_10137_10060_10302_10155_438_10154_10056_10055_10054_10059_100031_10099_10103_10102_10101_10052_10053_10142_10107_10050_10051_10084_10083_10080_10082_10081_10177_10110_10111_10112_10113_10114_10180_10310_10182_10184_10078_10079_10073_10186_5360020-10051,searchweb201603_1,ppcSwitch_3&amp;btsid=5cc1bfd5-a96b-415d-8dec-3fc039a6d7d5&amp;algo_expid=66f5fa2b-3b40-4a34-87ae-8926541c008d-0&amp;algo_pvid=66f5fa2b-3b40-4a34-87ae-8926541c008d</text:p>
          </table:table-cell>
          <table:table-cell table:number-columns-repeated="1013"/>
        </table:table-row>
        <table:table-row table:style-name="ro3">
          <table:covered-table-cell table:style-name="ce9"/>
          <table:table-cell table:style-name="ce12" office:value-type="string" calcext:value-type="string">
            <text:p>Screw terminal </text:p>
          </table:table-cell>
          <table:table-cell table:style-name="ce12" office:value-type="string" calcext:value-type="string">
            <text:p>2pin</text:p>
          </table:table-cell>
          <table:table-cell table:style-name="ce12" office:value-type="string" calcext:value-type="string">
            <text:p>6A</text:p>
          </table:table-cell>
          <table:table-cell table:style-name="ce12"/>
          <table:table-cell table:style-name="ce12" office:value-type="float" office:value="4" calcext:value-type="float">
            <text:p>4</text:p>
          </table:table-cell>
          <table:table-cell table:style-name="ce12" office:value-type="float" office:value="0.24" calcext:value-type="float">
            <text:p>0.24</text:p>
          </table:table-cell>
          <table:table-cell table:style-name="ce12" table:formula="of:=[.F82]*[.G82]" office:value-type="float" office:value="0.96" calcext:value-type="float">
            <text:p>0.96</text:p>
          </table:table-cell>
          <table:table-cell table:style-name="ce25" office:value-type="float" office:value="0.88" calcext:value-type="float">
            <text:p>0.88</text:p>
          </table:table-cell>
          <table:table-cell table:style-name="ce25"/>
          <table:table-cell table:style-name="ce34" office:value-type="string" calcext:value-type="string">
            <text:p>https://www.aliexpress.com/item/10pcs-2-Poles-2-Pin-2-54mm-PCB-Universal-Screw-Terminal-Block-Connector/32774484674.html?spm=2114.search0104.3.17.Oig9Vl&amp;ws_ab_test=searchweb0_0,searchweb201602_2_10152_10065_10151_10068_10193_10194_10304_10137_10060_10302_10155_438_10154_10056_10055_10054_10059_100031_10099_10103_10102_10101_10052_10053_10142_10107_10050_10051_10084_10083_10080_10082_10081_10177_10110_10111_10112_10113_10114_10180_10182_10184_10078_10079_10073_10186_5360020_10189-10050,searchweb201603_13,ppcSwitch_3&amp;btsid=46310505-2d51-489e-bb67-ede615e06320&amp;algo_expid=7969ed1b-026b-4477-860e-e33562127ce1-2&amp;algo_pvid=7969ed1b-026b-4477-860e-e33562127ce1</text:p>
          </table:table-cell>
          <table:table-cell table:number-columns-repeated="1013"/>
        </table:table-row>
        <table:table-row table:style-name="ro3">
          <table:covered-table-cell table:style-name="ce9"/>
          <table:table-cell table:style-name="ce12" office:value-type="string" calcext:value-type="string">
            <text:p>Heat sink</text:p>
          </table:table-cell>
          <table:table-cell table:style-name="ce12" office:value-type="string" calcext:value-type="string">
            <text:p>36X36X12</text:p>
          </table:table-cell>
          <table:table-cell table:style-name="ce12" table:number-columns-repeated="2"/>
          <table:table-cell table:style-name="ce12" office:value-type="float" office:value="2" calcext:value-type="float">
            <text:p>2</text:p>
          </table:table-cell>
          <table:table-cell table:style-name="ce12" office:value-type="float" office:value="1.15" calcext:value-type="float">
            <text:p>1.15</text:p>
          </table:table-cell>
          <table:table-cell table:style-name="ce12" table:formula="of:=[.F83]*[.G83]" office:value-type="float" office:value="2.3" calcext:value-type="float">
            <text:p>2.3</text:p>
          </table:table-cell>
          <table:table-cell table:style-name="ce25" office:value-type="float" office:value="3.2" calcext:value-type="float">
            <text:p>3.2</text:p>
          </table:table-cell>
          <table:table-cell table:style-name="ce25"/>
          <table:table-cell table:style-name="ce34" office:value-type="string" calcext:value-type="string">
            <text:p>https://www.aliexpress.com/item/Aluminum-alloy-35-35-10MM-High-quality-heat-sink-Main-heat-sink-North-and-south-bridge/32425561394.html?spm=2114.search0104.3.188.v7LOmw&amp;ws_ab_test=searchweb0_0,searchweb201602_2_10152_10065_10151_10068_10193_10194_10308_10304_10137_10060_10302_10155_438_10154_10056_10055_10054_10059_100031_10099_10103_10102_10101_10052_10053_10142_10107_10050_10051_10084_10083_10080_10082_10081_10177_10110_10111_10112_10113_10114_10180_10310_10182_10184_10078_10079_10073_10186_5360020,searchweb201603_1,ppcSwitch_3&amp;btsid=17a9cbd9-0784-4f4a-9528-eb4aff95c245&amp;algo_expid=6dc7e096-8ade-42b2-9735-86a6f14f0638-23&amp;algo_pvid=6dc7e096-8ade-42b2-9735-86a6f14f0638</text:p>
          </table:table-cell>
          <table:table-cell table:number-columns-repeated="1013"/>
        </table:table-row>
        <table:table-row table:style-name="ro3">
          <table:covered-table-cell table:style-name="ce10"/>
          <table:table-cell table:style-name="ce14" office:value-type="string" calcext:value-type="string">
            <text:p>Temp sensor (AD22100-KT)</text:p>
          </table:table-cell>
          <table:table-cell table:style-name="ce14" office:value-type="string" calcext:value-type="string">
            <text:p>TO-92</text:p>
          </table:table-cell>
          <table:table-cell table:style-name="ce14" office:value-type="string" calcext:value-type="string">
            <text:p>for negative temps use AT variant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.4" calcext:value-type="float">
            <text:p>3.4</text:p>
          </table:table-cell>
          <table:table-cell table:style-name="ce14" table:formula="of:=[.F84]*[.G84]" office:value-type="float" office:value="3.4" calcext:value-type="float">
            <text:p>3.4</text:p>
          </table:table-cell>
          <table:table-cell table:style-name="ce28" office:value-type="float" office:value="3.35" calcext:value-type="float">
            <text:p>3.35</text:p>
          </table:table-cell>
          <table:table-cell table:style-name="ce28" office:value-type="string" calcext:value-type="string">
            <text:p>Can be sourced cheaper from different suppliers.</text:p>
          </table:table-cell>
          <table:table-cell table:style-name="ce36" office:value-type="string" calcext:value-type="string">
            <text:p>https://www.aliexpress.com/item/AD22100KTZ-AD22100-AD-TO-92-IC-Free-Shipping/1894932812.html?spm=2114.search0104.3.8.5NtGmy&amp;ws_ab_test=searchweb0_0,searchweb201602_2_10152_10065_10151_10068_10193_10194_10308_10304_10137_10060_10302_10155_438_10154_10056_10055_10054_10059_100031_10099_10103_10102_10101_10052_10053_10142_10107_10050_10051_10084_10083_10080_10082_10081_10177_10110_10111_10112_10113_10114_10180_10310_10182_10184_10078_10079_10073_10186_5360020,searchweb201603_1,ppcSwitch_3&amp;btsid=3d72aa81-26bb-44c2-8503-bf1b4d59a4b5&amp;algo_expid=28f9a992-d98a-4ffc-bd7d-80cbea90e5ae-1&amp;algo_pvid=28f9a992-d98a-4ffc-bd7d-80cbea90e5ae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22" table:formula="of:=SUM([.H72:.H84])" office:value-type="float" office:value="35.92" calcext:value-type="float">
            <text:p>35.92</text:p>
          </table:table-cell>
          <table:table-cell table:style-name="ce29" table:formula="of:=SUM([.I71:.I84])" office:value-type="float" office:value="13.47" calcext:value-type="float">
            <text:p>13.47</text:p>
          </table:table-cell>
          <table:table-cell table:style-name="ce29"/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22" office:value-type="string" calcext:value-type="string">
            <text:p>TOTAL</text:p>
          </table:table-cell>
          <table:table-cell table:style-name="ce22" table:formula="of:=SUM([.H28];[.H39];[.H45];[.H63];[.H69];[.H85])" office:value-type="float" office:value="228.23" calcext:value-type="float">
            <text:p>228.23</text:p>
          </table:table-cell>
          <table:table-cell table:style-name="ce29" table:formula="of:=SUM([.I28];[.I39];[.I45];[.I63];[.I69];[.I85])" office:value-type="float" office:value="93.19" calcext:value-type="float">
            <text:p>93.19</text:p>
          </table:table-cell>
          <table:table-cell office:value-type="string" calcext:value-type="string">
            <text:p>all prices in euros</text:p>
          </table:table-cell>
          <table:table-cell table:number-columns-repeated="1014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" table:number-rows-spanned="3">
            <text:p>optional</text:p>
          </table:table-cell>
          <table:table-cell table:style-name="ce11" office:value-type="string" calcext:value-type="string">
            <text:p>Off Grid module</text:p>
          </table:table-cell>
          <table:table-cell table:style-name="ce20" table:number-columns-repeated="6"/>
          <table:table-cell table:style-name="ce24" table:number-columns-repeated="2"/>
          <table:table-cell table:style-name="ce31"/>
          <table:table-cell table:number-columns-repeated="1013"/>
        </table:table-row>
        <table:table-row table:style-name="ro1">
          <table:covered-table-cell table:style-name="ce3"/>
          <table:table-cell table:style-name="ce16" office:value-type="string" calcext:value-type="string">
            <text:p>Lead-acid Battery</text:p>
          </table:table-cell>
          <table:table-cell table:style-name="ce16" office:value-type="string" calcext:value-type="string">
            <text:p>12V</text:p>
          </table:table-cell>
          <table:table-cell table:style-name="ce16" office:value-type="string" calcext:value-type="string">
            <text:p>7,2Ah</text:p>
          </table:table-cell>
          <table:table-cell table:style-name="ce16" office:value-type="string" calcext:value-type="string">
            <text:p>Allows the FlyPi to be off-grid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19.8" calcext:value-type="float">
            <text:p>19.8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Can be sourced signficantly cheaper from overseas</text:p>
          </table:table-cell>
          <table:table-cell table:style-name="ce34" office:value-type="string" calcext:value-type="string">
            <text:p>https://www.reichelt.de/Blei-Vlies-Akkus-12V-Panasonic/LCR-12V-7-2P-1/3/index.html?ACTION=3&amp;LA=5&amp;ARTICLE=26559&amp;GROUPID=4234&amp;artnr=LCR-12V+7%2C2P-1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14" office:value-type="string" calcext:value-type="string">
            <text:p>Charger</text:p>
          </table:table-cell>
          <table:table-cell table:style-name="ce14" office:value-type="string" calcext:value-type="string">
            <text:p>12V</text:p>
          </table:table-cell>
          <table:table-cell table:style-name="ce21" office:value-type="string" calcext:value-type="string">
            <text:p>600mA</text:p>
          </table:table-cell>
          <table:table-cell table:style-name="ce14" office:value-type="string" calcext:value-type="string">
            <text:p>charger for the lead battery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.2" calcext:value-type="float">
            <text:p>8.2</text:p>
          </table:table-cell>
          <table:table-cell table:style-name="ce14" table:formula="of:=[.F95]*[.G95]" office:value-type="float" office:value="8.2" calcext:value-type="float">
            <text:p>8.2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Can be sourced signifcantly cheaper from overseas</text:p>
          </table:table-cell>
          <table:table-cell table:style-name="ce36" office:value-type="string" calcext:value-type="string">
            <text:p>https://www.reichelt.de/Ladegeraete-fuer-Bleiakkus/LADER-AS/3/index.html?ACTION=3&amp;LA=5&amp;ARTICLE=115306&amp;GROUPID=4193&amp;artnr=LADER+AS</text:p>
          </table:table-cell>
          <table:table-cell table:number-columns-repeated="1013"/>
        </table:table-row>
        <table:table-row table:style-name="ro1">
          <table:table-cell table:number-columns-repeated="7"/>
          <table:table-cell table:style-name="ce22" table:formula="of:=[.H94]+[.H95]" office:value-type="float" office:value="28" calcext:value-type="float">
            <text:p>28</text:p>
          </table:table-cell>
          <table:table-cell table:style-name="ce29" table:formula="of:=[.I94]+[.I95]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22" office:value-type="string" calcext:value-type="string">
            <text:p>Off grid TOTAL</text:p>
          </table:table-cell>
          <table:table-cell table:style-name="ce22" table:formula="of:=[.H88]+[.H96]" office:value-type="float" office:value="256.23" calcext:value-type="float">
            <text:p>256.23</text:p>
          </table:table-cell>
          <table:table-cell table:style-name="ce29" table:formula="of:=SUM([.I88];[.I96])" office:value-type="float" office:value="101.19" calcext:value-type="float">
            <text:p>101.19</text:p>
          </table:table-cell>
          <table:table-cell office:value-type="string" calcext:value-type="string">
            <text:p>all prices in euros</text:p>
          </table:table-cell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1" table:number-rows-spanned="10">
            <text:p>likely already available</text:p>
          </table:table-cell>
          <table:table-cell table:style-name="ce17" office:value-type="string" calcext:value-type="string">
            <text:p>Extras</text:p>
          </table:table-cell>
          <table:table-cell table:style-name="ce18" table:number-columns-repeated="6"/>
          <table:table-cell table:number-columns-repeated="1016"/>
        </table:table-row>
        <table:table-row table:style-name="ro3">
          <table:covered-table-cell table:style-name="ce3"/>
          <table:table-cell table:style-name="ce18" office:value-type="string" calcext:value-type="string">
            <text:p>HDMI to VGA dongle</text:p>
          </table:table-cell>
          <table:table-cell table:style-name="ce18" office:value-type="string" calcext:value-type="string">
            <text:p>Optional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20.99" calcext:value-type="float">
            <text:p>20.99</text:p>
          </table:table-cell>
          <table:table-cell table:style-name="ce18" table:formula="of:=[.F105]*[.G105]" office:value-type="float" office:value="20.99" calcext:value-type="float">
            <text:p>20.99</text:p>
          </table:table-cell>
          <table:table-cell office:value-type="float" office:value="3.7" calcext:value-type="float">
            <text:p>3.7</text:p>
          </table:table-cell>
          <table:table-cell/>
          <table:table-cell table:style-name="ce38" office:value-type="string" calcext:value-type="string">
            <text:p>https://www.aliexpress.com/item/Retail-White-1pcs-1080P-HDMI-to-VGA-Converter-Adapter-Dongle-with-3-5mm-Audio-for-Laptop/32676772603.html?ws_ab_test=searchweb0_0,searchweb201602_2_10152_10065_10151_10068_10193_10084_10308_10083_10080_10082_10081_10110_10303_10137_10111_10302_10060_10176_10112_10113_10155_10114_10154_438_10056_10055_10054_10310_10182_10059_10184_100031_10099_10078_10079_10210_10103_10073_10102_5360020_10052_10053_10142_10107_10050_10051,searchweb201603_1,ppcSwitch_3&amp;btsid=e4a3ec85-8abe-4688-be38-01f0686645b5&amp;algo_expid=a14bf3af-af23-4a86-af64-eff0c30cad90-5&amp;algo_pvid=a14bf3af-af23-4a86-af64-eff0c30cad90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8" office:value-type="string" calcext:value-type="string">
            <text:p>Red filter (optional)</text:p>
          </table:table-cell>
          <table:table-cell table:style-name="ce18" office:value-type="string" calcext:value-type="string">
            <text:p>Roscolux #19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17.6" calcext:value-type="float">
            <text:p>17.6</text:p>
          </table:table-cell>
          <table:table-cell table:style-name="ce18" table:formula="of:=[.F106]*[.G106]" office:value-type="float" office:value="17.6" calcext:value-type="float">
            <text:p>17.6</text:p>
          </table:table-cell>
          <table:table-cell table:number-columns-repeated="2"/>
          <table:table-cell table:style-name="ce38" office:value-type="string" calcext:value-type="string">
            <text:p><text:a xlink:href="https://www.rosco.com/uk/german/filters/roscolux.cfm" xlink:type="simple">https://www.rosco.com/uk/german/filters/roscolux.cfm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8" office:value-type="string" calcext:value-type="string">
            <text:p>Monitor</text:p>
          </table:table-cell>
          <table:table-cell table:style-name="ce18" table:number-columns-repeated="3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89.95" calcext:value-type="float">
            <text:p>89.95</text:p>
          </table:table-cell>
          <table:table-cell table:style-name="ce18" table:formula="of:=[.F107]*[.G107]" office:value-type="float" office:value="89.95" calcext:value-type="float">
            <text:p>89.95</text:p>
          </table:table-cell>
          <table:table-cell table:number-columns-repeated="2"/>
          <table:table-cell table:style-name="ce38" office:value-type="string" calcext:value-type="string">
            <text:p><text:a xlink:href="https://www.reichelt.de/HANNS-G-HE225DPB/3/index.html?&amp;ACTION=3&amp;LA=446&amp;ARTICLE=130197&amp;artnr=HANNS-G+HE225DPB&amp;SEARCH=pc+monitore" xlink:type="simple">https://www.reichelt.de/HANNS-G-HE225DPB/3/index.html?&amp;ACTION=3&amp;LA=446&amp;ARTICLE=130197&amp;artnr=HANNS-G+HE225DPB&amp;SEARCH=pc+monitore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8" office:value-type="string" calcext:value-type="string">
            <text:p>Keyboard &amp; mouse set</text:p>
          </table:table-cell>
          <table:table-cell table:style-name="ce18" office:value-type="string" calcext:value-type="string">
            <text:p>USB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15.95" calcext:value-type="float">
            <text:p>15.95</text:p>
          </table:table-cell>
          <table:table-cell table:style-name="ce18" table:formula="of:=[.F108]*[.G108]" office:value-type="float" office:value="15.95" calcext:value-type="float">
            <text:p>15.95</text:p>
          </table:table-cell>
          <table:table-cell table:number-columns-repeated="2"/>
          <table:table-cell table:style-name="ce38" office:value-type="string" calcext:value-type="string">
            <text:p><text:a xlink:href="http://www.reichelt.de/Keyboard-Mouse-Sets/CHERRY-JD-0800DE/3/index.html?&amp;ACTION=3&amp;LA=2&amp;ARTICLE=154150&amp;GROUPID=6267&amp;artnr=CHERRY+JD-0800DE" xlink:type="simple">http://www.reichelt.de/Keyboard-Mouse-Sets/CHERRY-JD-0800DE/3/index.html?&amp;ACTION=3&amp;LA=2&amp;ARTICLE=154150&amp;GROUPID=6267&amp;artnr=CHERRY+JD-0800DE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8" office:value-type="string" calcext:value-type="string">
            <text:p>Soldering iron</text:p>
          </table:table-cell>
          <table:table-cell table:style-name="ce18" table:number-columns-repeated="3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4.99" calcext:value-type="float">
            <text:p>4.99</text:p>
          </table:table-cell>
          <table:table-cell table:style-name="ce18" table:formula="of:=[.F109]*[.G109]" office:value-type="float" office:value="4.99" calcext:value-type="float">
            <text:p>4.99</text:p>
          </table:table-cell>
          <table:table-cell table:number-columns-repeated="2"/>
          <table:table-cell table:style-name="ce38" office:value-type="string" calcext:value-type="string">
            <text:p><text:a xlink:href="https://www.reichelt.de/KOLBEN-FP-30/3/index.html?&amp;ACTION=3&amp;LA=446&amp;ARTICLE=89497&amp;artnr=KOLBEN+FP+30&amp;SEARCH=soldering+iron" xlink:type="simple">https://www.reichelt.de/KOLBEN-FP-30/3/index.html?&amp;ACTION=3&amp;LA=446&amp;ARTICLE=89497&amp;artnr=KOLBEN+FP+30&amp;SEARCH=soldering+iron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8" office:value-type="string" calcext:value-type="string">
            <text:p>Solder</text:p>
          </table:table-cell>
          <table:table-cell table:style-name="ce18" office:value-type="string" calcext:value-type="string">
            <text:p>1mm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3.2" calcext:value-type="float">
            <text:p>3.2</text:p>
          </table:table-cell>
          <table:table-cell table:style-name="ce18" table:formula="of:=[.F110]*[.G110]" office:value-type="float" office:value="3.2" calcext:value-type="float">
            <text:p>3.2</text:p>
          </table:table-cell>
          <table:table-cell table:number-columns-repeated="2"/>
          <table:table-cell table:style-name="ce38" office:value-type="string" calcext:value-type="string">
            <text:p><text:a xlink:href="https://www.reichelt.de/Solder/LZ-FE-1-0-100/3/index.html?&amp;ACTION=3&amp;LA=2&amp;ARTICLE=30439&amp;GROUPID=557&amp;artnr=LZ+FE+1%2C0+100" xlink:type="simple">https://www.reichelt.de/Solder/LZ-FE-1-0-100/3/index.html?&amp;ACTION=3&amp;LA=2&amp;ARTICLE=30439&amp;GROUPID=557&amp;artnr=LZ+FE+1%2C0+100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8" office:value-type="string" calcext:value-type="string">
            <text:p>Thermal paste</text:p>
          </table:table-cell>
          <table:table-cell table:style-name="ce18" table:number-columns-repeated="3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7.99" calcext:value-type="float">
            <text:p>7.99</text:p>
          </table:table-cell>
          <table:table-cell table:style-name="ce18" table:formula="of:=[.F111]*[.G111]" office:value-type="float" office:value="7.99" calcext:value-type="float">
            <text:p>7.99</text:p>
          </table:table-cell>
          <table:table-cell table:number-columns-repeated="2"/>
          <table:table-cell table:style-name="ce38" office:value-type="string" calcext:value-type="string">
            <text:p><text:a xlink:href="https://www.reichelt.de/TG-WLPA-015/3/index.html?&amp;ACTION=3&amp;LA=446&amp;ARTICLE=156447&amp;artnr=TG-WLPA-015&amp;SEARCH=thermal+paste" xlink:type="simple">https://www.reichelt.de/TG-WLPA-015/3/index.html?&amp;ACTION=3&amp;LA=446&amp;ARTICLE=156447&amp;artnr=TG-WLPA-015&amp;SEARCH=thermal+paste</text:a></text:p>
          </table:table-cell>
          <table:table-cell table:number-columns-repeated="1013"/>
        </table:table-row>
        <table:table-row table:style-name="ro1">
          <table:covered-table-cell table:style-name="ce3"/>
          <table:table-cell table:style-name="ce18" office:value-type="string" calcext:value-type="string">
            <text:p>Third Hand</text:p>
          </table:table-cell>
          <table:table-cell table:style-name="ce18" table:number-columns-repeated="3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9.95" calcext:value-type="float">
            <text:p>9.95</text:p>
          </table:table-cell>
          <table:table-cell table:style-name="ce18" table:formula="of:=[.F112]*[.G112]" office:value-type="float" office:value="9.95" calcext:value-type="float">
            <text:p>9.95</text:p>
          </table:table-cell>
          <table:table-cell table:number-columns-repeated="2"/>
          <table:table-cell table:style-name="ce38" office:value-type="string" calcext:value-type="string">
            <text:p><text:a xlink:href="https://www.reichelt.de/Holders-Vices/HALTER-ZD-10MB/3/index.html?&amp;ACTION=3&amp;LA=5700&amp;ARTICLE=145605&amp;GROUPID=4143&amp;artnr=HALTER+ZD-10MB" xlink:type="simple">https://www.reichelt.de/Holders-Vices/HALTER-ZD-10MB/3/index.html?&amp;ACTION=3&amp;LA=5700&amp;ARTICLE=145605&amp;GROUPID=4143&amp;artnr=HALTER+ZD-10MB</text:a></text:p>
          </table:table-cell>
          <table:table-cell table:number-columns-repeated="1013"/>
        </table:table-row>
        <table:table-row table:style-name="ro4">
          <table:covered-table-cell table:style-name="ce4"/>
          <table:table-cell table:style-name="ce18" office:value-type="string" calcext:value-type="string">
            <text:p>Screw driver</text:p>
          </table:table-cell>
          <table:table-cell table:style-name="ce18" office:value-type="string" calcext:value-type="string">
            <text:p>3.5mm</text:p>
          </table:table-cell>
          <table:table-cell table:style-name="ce18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3.99" calcext:value-type="float">
            <text:p>3.99</text:p>
          </table:table-cell>
          <table:table-cell table:style-name="ce18" table:formula="of:=[.F113]*[.G113]" office:value-type="float" office:value="3.99" calcext:value-type="float">
            <text:p>3.99</text:p>
          </table:table-cell>
          <table:table-cell table:number-columns-repeated="2"/>
          <table:table-cell table:style-name="ce38" office:value-type="string" calcext:value-type="string">
            <text:p><text:a xlink:href="https://www.reichelt.de/Standard-soft-finish/WIHA-302-3-5/3/index.html?&amp;ACTION=3&amp;LA=2&amp;ARTICLE=28685&amp;GROUPID=561&amp;artnr=WIHA+302-3%2C5" xlink:type="simple">https://www.reichelt.de/Standard-soft-finish/WIHA-302-3-5/3/index.html?&amp;ACTION=3&amp;LA=2&amp;ARTICLE=28685&amp;GROUPID=561&amp;artnr=WIHA+302-3%2C5</text:a></text:p>
          </table:table-cell>
          <table:table-cell table:number-columns-repeated="1013"/>
        </table:table-row>
        <table:table-row table:style-name="ro1">
          <table:table-cell/>
          <table:table-cell table:style-name="ce18" table:number-columns-repeated="7"/>
          <table:table-cell/>
          <table:table-cell table:style-name="ce30"/>
          <table:table-cell table:style-name="ce39" office:value-type="string" calcext:value-type="string">
            <text:p><text:a xlink:href="https://www.reichelt.de/Blei-Vlies-Akkus-12V-Panasonic/LCR-12V-7-2P-1/3/index.html?ACTION=3&amp;LA=5&amp;ARTICLE=26559&amp;GROUPID=4234&amp;artnr=LCR-12V+7%2C2P-1" xlink:type="simple">https://www.reichelt.de/Blei-Vlies-Akkus-12V-Panasonic/LCR-12V-7-2P-1/3/index.html?ACTION=3&amp;LA=5&amp;ARTICLE=26559&amp;GROUPID=4234&amp;artnr=LCR-12V+7%2C2P-1</text:a></text:p>
          </table:table-cell>
          <table:table-cell table:number-columns-repeated="1013"/>
        </table:table-row>
        <table:table-row table:style-name="ro1">
          <table:table-cell/>
          <table:table-cell table:style-name="ce18" table:number-columns-repeated="5"/>
          <table:table-cell table:number-columns-repeated="2"/>
          <table:table-cell table:style-name="ce22" table:number-columns-repeated="2"/>
          <table:table-cell table:number-columns-repeated="1014"/>
        </table:table-row>
        <table:table-row table:style-name="ro1">
          <table:table-cell/>
          <table:table-cell table:style-name="ce18" table:number-columns-repeated="5"/>
          <table:table-cell table:style-name="ce17" office:value-type="string" calcext:value-type="string">
            <text:p>TOTAL </text:p>
          </table:table-cell>
          <table:table-cell table:style-name="ce17" table:formula="of:=SUM([.H105:.H114])" office:value-type="float" office:value="174.61" calcext:value-type="float">
            <text:p>174.61</text:p>
          </table:table-cell>
          <table:table-cell table:number-columns-repeated="1016"/>
        </table:table-row>
        <table:table-row table:style-name="ro1">
          <table:table-cell/>
          <table:table-cell table:style-name="ce18" table:number-columns-repeated="7"/>
          <table:table-cell table:number-columns-repeated="1016"/>
        </table:table-row>
        <table:table-row table:style-name="ro1">
          <table:table-cell table:number-columns-repeated="6"/>
          <table:table-cell table:style-name="ce17" office:value-type="string" calcext:value-type="string">
            <text:p>Grand total</text:p>
          </table:table-cell>
          <table:table-cell table:style-name="ce18" table:formula="of:=SUM([.H116];[.H88])" office:value-type="float" office:value="402.84" calcext:value-type="float">
            <text:p>402.84</text:p>
          </table:table-cell>
          <table:table-cell table:number-columns-repeated="1016"/>
        </table:table-row>
        <table:table-row table:style-name="ro1" table:number-rows-repeated="10484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Arial" fo:font-family="Arial" style:font-family-generic="swis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7.09pt" fo:margin-left="0pt" fo:margin-right="0pt" fo:margin-bottom="7.09pt"/>
      </style:header-style>
      <style:footer-style>
        <style:header-footer-properties fo:min-height="17.09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3">00/00/0000</text:date>, <text:time style:data-style-name="N2" text:time-value="18:20:43.1526888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23</meta:editing-cycles>
    <meta:creation-date>2016-07-29T14:09:17</meta:creation-date>
    <dc:date>2017-07-23T19:26:31.785390382</dc:date>
    <dc:language>en-US</dc:language>
    <meta:editing-duration>P1DT7H44M27S</meta:editing-duration>
    <meta:generator>LibreOffice/5.1.6.2$Linux_X86_64 LibreOffice_project/10m0$Build-2</meta:generator>
    <meta:document-statistic meta:table-count="1" meta:cell-count="66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